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94.4mm"/>
    </style:style>
    <style:style style:name="co9" style:family="table-column">
      <style:table-column-properties fo:break-before="auto" style:column-width="8.4mm"/>
    </style:style>
    <style:style style:name="co10" style:family="table-column">
      <style:table-column-properties fo:break-before="auto" style:column-width="7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0.35mm" fo:break-before="auto" style:use-optimal-row-height="false"/>
    </style:style>
    <style:style style:name="ro5" style:family="table-row">
      <style:table-row-properties style:row-height="12.12mm" fo:break-before="auto" style:use-optimal-row-height="false"/>
    </style:style>
    <style:style style:name="ro6" style:family="table-row">
      <style:table-row-properties style:row-height="15.2mm" fo:break-before="auto" style:use-optimal-row-height="true"/>
    </style:style>
    <style:style style:name="ro7" style:family="table-row">
      <style:table-row-properties style:row-height="18.96mm" fo:break-before="auto" style:use-optimal-row-height="true"/>
    </style:style>
    <style:style style:name="ro8" style:family="table-row">
      <style:table-row-properties style:row-height="26.23mm" fo:break-before="auto" style:use-optimal-row-height="true"/>
    </style:style>
    <style:style style:name="ro9" style:family="table-row">
      <style:table-row-properties style:row-height="22.7mm" fo:break-before="auto" style:use-optimal-row-height="true"/>
    </style:style>
    <style:style style:name="ro10" style:family="table-row">
      <style:table-row-properties style:row-height="33.73mm" fo:break-before="auto" style:use-optimal-row-height="true"/>
    </style:style>
    <style:style style:name="ro11" style:family="table-row">
      <style:table-row-properties style:row-height="37.48mm" fo:break-before="auto" style:use-optimal-row-height="true"/>
    </style:style>
    <style:style style:name="ro12" style:family="table-row">
      <style:table-row-properties style:row-height="29.99mm" fo:break-before="auto" style:use-optimal-row-height="true"/>
    </style:style>
    <style:style style:name="ro13" style:family="table-row">
      <style:table-row-properties style:row-height="11.47mm" fo:break-before="auto" style:use-optimal-row-height="true"/>
    </style:style>
    <style:style style:name="ro14" style:family="table-row">
      <style:table-row-properties style:row-height="15.26mm" fo:break-before="auto" style:use-optimal-row-height="true"/>
    </style:style>
    <style:style style:name="ro15" style:family="table-row">
      <style:table-row-properties style:row-height="18.94mm" fo:break-before="auto" style:use-optimal-row-height="true"/>
    </style:style>
    <style:style style:name="ro16" style:family="table-row">
      <style:table-row-properties style:row-height="22.63mm" fo:break-before="auto" style:use-optimal-row-height="true"/>
    </style:style>
    <style:style style:name="ro17" style:family="table-row">
      <style:table-row-properties style:row-height="33.69mm" fo:break-before="auto" style:use-optimal-row-height="true"/>
    </style:style>
    <style:style style:name="ro18" style:family="table-row">
      <style:table-row-properties style:row-height="30mm" fo:break-before="auto" style:use-optimal-row-height="true"/>
    </style:style>
    <style:style style:name="ro19" style:family="table-row">
      <style:table-row-properties style:row-height="11.57mm" fo:break-before="auto" style:use-optimal-row-height="true"/>
    </style:style>
    <style:style style:name="ro20" style:family="table-row">
      <style:table-row-properties style:row-height="26.32mm" fo:break-before="auto" style:use-optimal-row-height="true"/>
    </style:style>
    <style:style style:name="ro21" style:family="table-row">
      <style:table-row-properties style:row-height="37.38mm" fo:break-before="auto" style:use-optimal-row-height="true"/>
    </style:style>
    <style:style style:name="ro22" style:family="table-row">
      <style:table-row-properties style:row-height="63.27mm" fo:break-before="auto" style:use-optimal-row-height="true"/>
    </style:style>
    <style:style style:name="ro23" style:family="table-row">
      <style:table-row-properties style:row-height="35.72mm" fo:break-before="auto" style:use-optimal-row-height="true"/>
    </style:style>
    <style:style style:name="ro24" style:family="table-row">
      <style:table-row-properties style:row-height="52.25mm" fo:break-before="auto" style:use-optimal-row-height="true"/>
    </style:style>
    <style:style style:name="ro25" style:family="table-row">
      <style:table-row-properties style:row-height="41.22mm" fo:break-before="auto" style:use-optimal-row-height="true"/>
    </style:style>
    <style:style style:name="ro26" style:family="table-row">
      <style:table-row-properties style:row-height="41.06mm" fo:break-before="auto" style:use-optimal-row-height="true"/>
    </style:style>
    <style:style style:name="ro27" style:family="table-row">
      <style:table-row-properties style:row-height="44.75mm" fo:break-before="auto" style:use-optimal-row-height="true"/>
    </style:style>
    <style:style style:name="ro2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add58a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200" fo:wrap-option="wrap" fo:border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dc5e7" fo:wrap-option="wrap" fo:border="0.06pt solid #000000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5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7" style:family="table-cell" style:parent-style-name="Default">
      <style:table-cell-properties fo:background-color="#ed1c24" fo:wrap-option="wrap" fo:border="0.06pt solid #000000"/>
      <style:text-properties fo:color="#ffffff" fo:font-size="9pt" style:font-size-asian="9pt" style:font-size-complex="9pt"/>
    </style:style>
    <style:style style:name="ce52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54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51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50" style:family="table-cell" style:parent-style-name="Default">
      <style:table-cell-properties fo:background-color="#faa61a" fo:wrap-option="wrap" fo:border="0.06pt solid #000000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57" style:family="table-cell" style:parent-style-name="Default">
      <style:table-cell-properties fo:background-color="#ef413d" fo:wrap-option="wrap" fo:border="0.06pt solid #000000"/>
      <style:text-properties fo:color="#000000" fo:font-size="9pt" style:font-size-asian="9pt" style:font-size-complex="9pt"/>
    </style:style>
    <style:style style:name="ce62" style:family="table-cell" style:parent-style-name="Default">
      <style:table-cell-properties fo:background-color="#ef413d" fo:wrap-option="wrap" fo:border="0.06pt solid #000000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ef413d" fo:wrap-option="wrap" fo:border="0.06pt solid #000000"/>
      <style:text-properties style:use-window-font-color="true" fo:font-size="9pt" style:font-size-asian="9pt" style:font-size-complex="9pt"/>
    </style:style>
    <style:style style:name="ce48" style:family="table-cell" style:parent-style-name="Default">
      <style:table-cell-properties fo:background-color="#faa61a" fo:wrap-option="wrap" fo:border="0.06pt solid #000000"/>
      <style:text-properties fo:font-size="9pt" style:font-size-asian="9pt" style:font-size-complex="9pt"/>
    </style:style>
    <style:style style:name="ce58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67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00a65d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  <style:style style:name="ce73" style:family="table-cell" style:parent-style-name="Default">
      <style:table-cell-properties fo:background-color="transparent"/>
      <style:text-properties style:use-window-font-color="true" fo:font-size="9pt" style:font-size-asian="9pt" style:font-size-complex="9pt"/>
    </style:style>
    <style:style style:name="ce60" style:family="table-cell" style:parent-style-name="Default">
      <style:table-cell-properties fo:background-color="#faa61a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ef413d"/>
      <style:text-properties fo:color="#000000" fo:font-size="9pt" style:font-size-asian="9pt" style:font-size-complex="9pt"/>
    </style:style>
    <style:style style:name="ce76" style:family="table-cell" style:parent-style-name="Default">
      <style:table-cell-properties fo:background-color="#ef413d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ef413d"/>
      <style:text-properties style:use-window-font-color="true"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80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82" style:family="table-cell" style:parent-style-name="Default">
      <style:table-cell-properties fo:background-color="#ed1c24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transparent" fo:wrap-option="wrap" fo:border="0.06pt solid #000000"/>
      <style:text-properties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111" style:family="table-cell" style:parent-style-name="Default">
      <style:table-cell-properties fo:background-color="transparent" fo:wrap-option="wrap" fo:border="0.06pt solid #000000"/>
      <style:text-properties fo:color="#000000" fo:font-size="9pt" style:font-size-asian="9pt" style:font-size-complex="9pt"/>
    </style:style>
    <style:style style:name="ce86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wrap-option="wrap" fo:border="0.06pt solid #000000"/>
      <style:text-properties style:use-window-font-color="true" fo:font-size="9pt" style:font-size-asian="9pt" style:font-size-complex="9pt"/>
    </style:style>
    <style:style style:name="ce89" style:family="table-cell" style:parent-style-name="Default">
      <style:table-cell-properties fo:background-color="#ed1c24" fo:wrap-option="wrap" fo:border="0.06pt solid #000000"/>
      <style:text-properties fo:font-size="9pt" style:font-size-asian="9pt" style:font-size-complex="9pt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ed1c24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ed1c24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ffdaa2" fo:wrap-option="wrap" fo:border="0.06pt solid #000000"/>
      <style:text-properties fo:font-size="9pt" style:font-size-asian="9pt" style:font-size-complex="9pt"/>
    </style:style>
    <style:style style:name="ce121" style:family="table-cell" style:parent-style-name="Default">
      <style:table-cell-properties fo:background-color="#c7a0cb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5e8ac7" fo:wrap-option="wrap" fo:border="0.06pt solid #000000"/>
      <style:text-properties fo:font-size="9pt" style:font-size-asian="9pt" style:font-size-complex="9pt"/>
    </style:style>
    <style:style style:name="ce134" style:family="table-cell" style:parent-style-name="Default">
      <style:table-cell-properties fo:background-color="#f9a870" fo:wrap-option="wrap" fo:border="0.06pt solid #000000"/>
      <style:text-properties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123" style:family="table-cell" style:parent-style-name="Default">
      <style:table-cell-properties fo:background-color="#f9a870" fo:wrap-option="wrap" fo:border="0.06pt solid #000000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5" style:family="table-cell" style:parent-style-name="Default">
      <style:table-cell-properties fo:background-color="#5e8ac7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6" style:family="table-cell" style:parent-style-name="Default">
      <style:table-cell-properties fo:background-color="#f9a87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00a65d" fo:wrap-option="wrap" fo:border="0.06pt solid #000000"/>
      <style:text-properties fo:font-size="9pt" style:font-size-asian="9pt" style:font-size-complex="9pt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0">
      <style:text-properties style:font-name="Noto Sans" fo:font-size="10pt" style:font-name-asian="Noto Sans" style:font-size-asian="10pt" style:font-name-complex="Noto Sans" style:font-size-complex="10pt"/>
    </style:style>
    <style:style style:name="ce143" style:family="table-cell" style:parent-style-name="Default" style:data-style-name="N0">
      <style:table-cell-properties fo:background-color="#ef413d"/>
      <style:text-properties style:use-window-font-color="true" style:font-name="Noto Sans" fo:font-size="10pt" style:font-name-asian="Noto Sans" style:font-size-asian="10pt" style:font-name-complex="Noto Sans" style:font-size-complex="10pt"/>
    </style:style>
    <style:style style:name="ce144" style:family="table-cell" style:parent-style-name="Default" style:data-style-name="N99"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fo:color="#ffffff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  <style:style style:name="T4" style:family="text">
      <style:text-properties fo:font-style="normal" style:font-size-asian="9pt" fo:color="#000080" fo:font-size="9pt" fo:font-weight="bold" style:font-style-asian="normal" style:font-weight-complex="bold" style:font-weight-asian="bold" style:font-size-complex="9pt" style:font-style-complex="normal" style:font-name-complex="DejaVu Sans Mono" style:font-name-asian="DejaVu Sans Mono"/>
    </style:style>
    <style:style style:name="T5" style:family="text">
      <style:text-properties fo:font-style="normal" style:font-size-asian="9pt" fo:font-size="9pt" style:font-style-asian="normal" style:font-size-complex="9pt" style:font-style-complex="normal" style:font-name-complex="DejaVu Sans Mono" style:font-name-asian="DejaVu Sans Mono" style:font-weight-asian="normal" fo:color="#000000" fo:font-weight="normal" style:font-weight-complex="normal"/>
    </style:style>
    <style:style style:name="T6" style:family="text">
      <style:text-properties style:font-size-asian="9pt" fo:font-size="9pt" style:font-size-complex="9pt" style:font-name-complex="DejaVu Sans Mono" style:font-name-asian="DejaVu Sans Mono" style:font-weight-asian="normal" fo:font-weight="normal" style:font-weight-complex="normal" style:font-style-complex="italic" fo:font-style="italic" fo:color="#000080" style:font-style-asian="italic"/>
    </style:style>
    <style:style style:name="T7" style:family="text">
      <style:text-properties style:font-size-asian="9pt" fo:font-size="9pt" style:font-size-complex="9pt" style:font-name-complex="DejaVu Sans Mono" style:font-name-asian="DejaVu Sans Mono" style:font-weight-asian="normal" fo:font-weight="normal" style:font-weight-complex="normal" style:font-style-asian="normal" fo:color="#000000" fo:font-style="normal" style:font-style-complex="normal"/>
    </style:style>
    <style:style style:name="T8" style:family="text">
      <style:text-properties style:font-size-asian="9pt" fo:font-size="9pt" style:font-size-complex="9pt" style:font-name-complex="DejaVu Sans Mono" style:font-name-asian="DejaVu Sans Mono" style:font-style-asian="normal" fo:font-style="normal" style:font-style-complex="normal" fo:font-weight="bold" fo:color="#000080" style:font-weight-complex="bold" style:font-weight-asian="bold"/>
    </style:style>
    <style:style style:name="T9" style:family="text">
      <style:text-properties style:font-size-asian="9pt" fo:font-size="9pt" style:font-size-complex="9pt" style:font-name-complex="DejaVu Sans Mono" style:font-name-asian="DejaVu Sans Mono" style:font-style-asian="normal" fo:font-style="normal" style:font-style-complex="normal" style:font-weight-complex="normal" fo:font-weight="normal" style:font-weight-asian="normal" fo:color="#000000"/>
    </style:style>
    <style:style style:name="T10" style:family="text">
      <style:text-properties style:font-size-asian="9pt" fo:font-size="9pt" style:font-size-complex="9pt" style:font-name-complex="DejaVu Sans Mono" style:font-name-asian="DejaVu Sans Mono" style:font-style-asian="normal" fo:font-style="normal" style:font-style-complex="normal" fo:color="#000080" fo:font-weight="bold" style:font-weight-asian="bold" style:font-weight-complex="bold"/>
    </style:style>
    <style:style style:name="T11" style:family="text">
      <style:text-properties style:font-size-asian="9pt" fo:font-size="9pt" style:font-size-complex="9pt" style:font-name-complex="DejaVu Sans Mono" style:font-name-asian="DejaVu Sans Mono" style:font-style-asian="normal" fo:font-style="normal" style:font-style-complex="normal" fo:color="#000000" fo:font-weight="normal" style:font-weight-asian="normal" style:font-weight-complex="normal"/>
    </style:style>
    <style:style style:name="T12" style:family="text">
      <style:text-properties style:font-size-asian="9pt" fo:color="#000080" style:font-name="DejaVu Sans Mono" fo:font-size="9pt" fo:font-weight="bold" style:font-style-asian="normal" style:font-weight-complex="bold" style:font-weight-asian="bold" style:font-size-complex="9pt" style:font-style-complex="normal" style:font-name-complex="DejaVu Sans Mono" style:font-name-asian="DejaVu Sans Mono" fo:font-style="normal"/>
    </style:style>
    <style:style style:name="T13" style:family="text">
      <style:text-properties style:font-size-asian="9pt" style:font-name="DejaVu Sans Mono" fo:font-size="9pt" style:font-style-asian="normal" style:font-size-complex="9pt" style:font-style-complex="normal" style:font-name-complex="DejaVu Sans Mono" style:font-name-asian="DejaVu Sans Mono" fo:font-style="normal" style:font-weight-complex="normal" fo:font-weight="normal" style:font-weight-asian="normal" fo:color="#000000"/>
    </style:style>
    <style:style style:name="T14" style:family="text">
      <style:text-properties style:font-size-asian="9pt" style:font-name="DejaVu Sans Mono" fo:font-size="9pt" style:font-size-complex="9pt" style:font-name-complex="DejaVu Sans Mono" style:font-name-asian="DejaVu Sans Mono" style:font-weight-complex="normal" fo:font-weight="normal" style:font-weight-asian="normal" style:font-style-complex="italic" fo:font-style="italic" fo:color="#000080" style:font-style-asian="italic"/>
    </style:style>
    <style:style style:name="T15" style:family="text">
      <style:text-properties style:font-size-asian="9pt" style:font-name="DejaVu Sans Mono" fo:font-size="9pt" style:font-size-complex="9pt" style:font-name-complex="DejaVu Sans Mono" style:font-name-asian="DejaVu Sans Mono" style:font-weight-complex="normal" fo:font-weight="normal" style:font-weight-asian="normal" style:font-style-complex="normal" fo:font-style="normal" fo:color="#000000" style:font-style-asian="normal"/>
    </style:style>
    <style:style style:name="T16" style:family="text">
      <style:text-properties style:font-size-asian="9pt" style:font-name="DejaVu Sans Mono" fo:font-size="9pt" style:font-size-complex="9pt" style:font-name-complex="DejaVu Sans Mono" style:font-name-asian="DejaVu Sans Mono" style:font-style-complex="normal" fo:font-style="normal" style:font-style-asian="normal" fo:font-weight="bold" fo:color="#000080" style:font-weight-complex="bold" style:font-weight-asian="bold"/>
    </style:style>
    <style:style style:name="T17" style:family="text">
      <style:text-properties style:font-size-asian="9pt" style:font-name="DejaVu Sans Mono" fo:font-size="9pt" style:font-size-complex="9pt" style:font-name-complex="DejaVu Sans Mono" style:font-name-asian="DejaVu Sans Mono" style:font-style-complex="normal" fo:font-style="normal" style:font-style-asian="normal" style:font-weight-complex="normal" fo:font-weight="normal" style:font-weight-asian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7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Muster (Name = x, pm = true/false)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where: same semantic, minimal syntax change</text:p>
          </table:table-cell>
          <table:table-cell table:style-name="ce1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Semicolon ;</text:p>
          </table:table-cell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syntax sql keywords (upper, lower case)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4">
          <table:covered-table-cell table:style-name="ce5"/>
          <table:table-cell table:style-name="ce1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5">
          <table:table-cell table:style-name="ce14" office:value-type="string" calcext:value-type="string">
            <text:p>column ordering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25"/>
          <table:table-cell table:style-name="ce25" office:value-type="string" calcext:value-type="string">
            <text:p>SELECT BillingCity, BillingAddress <text:s/>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1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0" calcext:value-type="float">
            <text:p>10</text:p>
          </table:table-cell>
          <table:table-cell table:style-name="ce30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25" office:value-type="string" calcext:value-type="string">
            <text:p>SELECT TrackId, Name, GenreId from 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1" calcext:value-type="float">
            <text:p>11</text:p>
          </table:table-cell>
          <table:covered-table-cell table:style-name="ce25"/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18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35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18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<text:span text:style-name="T1">select Track.TrackId, Track.Name, Track.Composer  from Track </text:span></text:p>
            <text:p><text:span text:style-name="T1">join (select MediaType.MediaTypeId,  MediaType.Name from MediaType where MediaType.Name = 'AAC audio file')</text:span></text:p>
            <text:p><text:span text:style-name="T1">as t_MediaType ON Track.MediaTypeId = t_MediaType.MediaTypeId;</text:span>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9">
          <table:covered-table-cell table:style-name="ce5"/>
          <table:table-cell table:style-name="ce18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0">
          <table:covered-table-cell table:style-name="ce5"/>
          <table:table-cell table:style-name="ce18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1">
          <table:covered-table-cell table:style-name="ce5"/>
          <table:table-cell table:style-name="ce18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2">
          <table:covered-table-cell table:style-name="ce5"/>
          <table:table-cell table:style-name="ce18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distinct</text:p>
          </table:table-cell>
          <table:table-cell table:style-name="ce18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18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 office:value-type="string" calcext:value-type="string">
            <text:p>keine Where-Klausel</text:p>
          </table:table-cell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18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18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18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18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18" office:value-type="string" calcext:value-type="string">
            <text:p>count</text:p>
          </table:table-cell>
          <table:table-cell table:style-name="ce18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avg</text:p>
          </table:table-cell>
          <table:table-cell table:style-name="ce18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sum</text:p>
          </table:table-cell>
          <table:table-cell table:style-name="ce18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18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18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18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column alias</text:p>
          </table:table-cell>
          <table:table-cell table:style-name="ce18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18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6" calcext:value-type="float">
            <text:p>46</text:p>
          </table:table-cell>
          <table:covered-table-cell table:style-name="ce25"/>
          <table:table-cell table:style-name="ce25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18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18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covered-table-cell table:style-name="ce5"/>
          <table:table-cell table:style-name="ce18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0">
          <table:table-cell table:style-name="ce4" office:value-type="string" calcext:value-type="string" table:number-columns-spanned="1" table:number-rows-spanned="3">
            <text:p>Inner, left, self join</text:p>
          </table:table-cell>
          <table:table-cell table:style-name="ce14" office:value-type="float" office:value="55" calcext:value-type="float">
            <text:p>55</text:p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9">
          <table:covered-table-cell table:style-name="ce5"/>
          <table:table-cell table:style-name="ce1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covered-table-cell table:style-name="ce5"/>
          <table:table-cell table:style-name="ce1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1">
          <table:table-cell table:style-name="ce14" office:value-type="string" calcext:value-type="string">
            <text:p>to much joins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testSQL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0];[.F1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1];[.F1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3];[.F1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InvoiceDate, BillingAddress, BillingCity!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BillingAddress, BillingCity!</text:p>
          </table:table-cell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2" office:value-type="string" calcext:value-type="string">
            <text:p>column ordering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50"/>
          <table:table-cell table:style-name="ce48" office:value-type="string" calcext:value-type="string">
            <text:p>SELECT BillingCity, BillingAddress <text:s/>FROM Invoice;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48" office:value-type="string" calcext:value-type="string">
            <text:p>tatsächlich inkorrekt? Reihenfolge Columns. Mail nachfragen?</text:p>
          </table:table-cell>
          <table:table-cell table:style-name="ce70" table:formula="of:=IF(EXACT([.E17];[.F17]);0;1)" office:value-type="float" office:value="1" calcext:value-type="float">
            <text:p>1</text:p>
          </table:table-cell>
          <table:table-cell table:style-name="ce27" table:number-columns-repeated="9"/>
          <table:table-cell table:style-name="ce60"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3"/>
          <table:table-cell table:style-name="ce54" office:value-type="float" office:value="10" calcext:value-type="float">
            <text:p>10</text:p>
          </table:table-cell>
          <table:table-cell table:style-name="ce56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57" office:value-type="string" calcext:value-type="string">
            <text:p>SELECT TrackId, Name, GenreId from Track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string" calcext:value-type="string">
            <text:p>order by wird nicht ausreichend behandelt!</text:p>
          </table:table-cell>
          <table:table-cell table:style-name="ce70" table:formula="of:=IF(EXACT([.E19];[.F19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3">
          <table:covered-table-cell table:style-name="ce53"/>
          <table:table-cell table:style-name="ce54" office:value-type="float" office:value="11" calcext:value-type="float">
            <text:p>11</text:p>
          </table:table-cell>
          <table:covered-table-cell table:style-name="ce57"/>
          <table:table-cell table:style-name="ce57" office:value-type="string" calcext:value-type="string">
            <text:p>SELECT TrackId, Name, GenreId from Track ORDER BY GenreId ASC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7" office:value-type="string" calcext:value-type="string">
            <text:p>order by wird nicht ausreichend behandelt!</text:p>
          </table:table-cell>
          <table:table-cell table:style-name="ce70" table:formula="of:=IF(EXACT([.E20];[.F20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232 row(s) to be returned, instead got 469!</text:p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5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1 row(s) to be returned, instead got 3503!</text:p>
          </table:table-cell>
          <table:table-cell table:style-name="ce70" table:formula="of:=IF(EXACT([.E23];[.F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1 row(s) to be returned, instead got 3503!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5];[.F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6];[.F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7];[.F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4 row(s) to be returned, instead got 8715!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keine Where-Klausel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</text:p>
          </table:table-cell>
          <table:table-cell table:style-name="ce7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2 row(s) to be returned, instead got 5!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1!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6!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7!</text:p>
          </table:table-cell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4!</text:p>
          </table:table-cell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8!</text:p>
          </table:table-cell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<text:span text:style-name="T2">zufällig gleiches Ergebnis-Set aber andere Syntax &amp; Semantik → Test für Verfahren mit pragmatischen Ansatz (result: </text:span><text:span text:style-name="T3">Expected only the following column(s) to be selected: MIN(UnitPrice)!</text:span>)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MIN(UnitPrice)!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MAX(UnitPrice)!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412!</text:p>
          </table:table-cell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412!</text:p>
          </table:table-cell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275!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9 row(s) to be returned, instead got 10!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20!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275!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2 row(s) to be returned, instead got 412!</text:p>
          </table:table-cell>
          <table:table-cell table:style-name="ce70" table:formula="of:=IF(EXACT([.E48];[.F4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2 row(s) to be returned, instead got 126!</text:p>
          </table:table-cell>
          <table:table-cell table:style-name="ce70" table:formula="of:=IF(EXACT([.E49];[.F4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3 row(s) to be returned, instead got 412!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3 row(s) to be returned, instead got 20!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1 row(s) to be returned, instead got 120!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Genres!</text:p>
          </table:table-cell>
          <table:table-cell table:style-name="ce70" table:formula="of:=IF(EXACT([.E53];[.F5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5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5 row(s) to be returned, instead got 59!</text:p>
          </table:table-cell>
          <table:table-cell table:style-name="ce70" table:formula="of:=IF(EXACT([.E54];[.F5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35"/>
          <table:table-cell table:style-name="ce35" office:value-type="float" office:value="46" calcext:value-type="float">
            <text:p>46</text:p>
          </table:table-cell>
          <table:covered-table-cell table:style-name="ce62"/>
          <table:table-cell table:style-name="ce62" office:value-type="string" calcext:value-type="string">
            <text:p>SELECT City FROM Customer</text:p>
            <text:p>UNION </text:p>
            <text:p>SELECT BillingCity FROM Invoice;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62" office:value-type="string" calcext:value-type="string">
            <text:p>Expected a total of 55 row(s) to be returned, instead got 53! <text:s text:c="2"/>(gar kein test auf WELCHE relation???)</text:p>
          </table:table-cell>
          <table:table-cell table:style-name="ce70" table:formula="of:=IF(EXACT([.E55];[.F55]);0;1)" office:value-type="float" office:value="0" calcext:value-type="float">
            <text:p>0</text:p>
          </table:table-cell>
          <table:table-cell table:style-name="ce27" table:number-columns-repeated="9"/>
          <table:table-cell table:style-name="ce76" table:number-columns-repeated="1007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67 row(s) to be returned, instead got 55!</text:p>
          </table:table-cell>
          <table:table-cell table:style-name="ce70" table:formula="of:=IF(EXACT([.E56];[.F5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9 row(s) to be returned, instead got 1!</text:p>
          </table:table-cell>
          <table:table-cell table:style-name="ce7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9 row(s) to be returned, instead got 412!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59!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59!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8 row(s) to be returned, instead got 3503!</text:p>
          </table:table-cell>
          <table:table-cell table:style-name="ce70" table:formula="of:=IF(EXACT([.E61];[.F6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8 row(s) to be returned, instead got 3503!</text:p>
          </table:table-cell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3];[.F6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51" office:value-type="float" office:value="55" calcext:value-type="float">
            <text:p>55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error</text:p>
          </table:table-cell>
          <table:table-cell table:style-name="ce64" office:value-type="string" calcext:value-type="string">
            <text:p>Tool gibt zwar Fehlermeldung aus, Ergebnis-Tabelle scheint aber korrekt zu sein!!! → Tool evtl. anfällig für große Joins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5];[.F6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6];[.F6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PlaylistId, TrackId, Name!</text:p>
          </table:table-cell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69" office:value-type="string" calcext:value-type="string">
            <text:p>Expected != actual: </text:p>
          </table:table-cell>
          <table:table-cell table:formula="of:=SUM([.H10:.H67])" office:value-type="float" office:value="6" calcext:value-type="float">
            <text:p>6</text:p>
          </table:table-cell>
          <table:table-cell table:style-name="ce7" table:formula="of:=ROUND([.H69]/(COUNTIF([.E10:.E67];&quot;&lt;&gt;''&quot;));3)*100" office:value-type="float" office:value="10.3" calcext:value-type="float">
            <text:p>10,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formula="of:=COUNTIF([.F10:.F67];&quot;error&quot;)" office:value-type="float" office:value="1" calcext:value-type="float">
            <text:p>1</text:p>
          </table:table-cell>
          <table:table-cell table:style-name="ce7" table:formula="of:=ROUND([.H70]/(COUNTIF([.E10:.E67];&quot;&lt;&gt;''&quot;));3)*100" office:value-type="float" office:value="1.7" calcext:value-type="float">
            <text:p>1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ett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Cosette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. out of time: <text:a xlink:href="https://github.com/uwdb/Cosette/issues/80" xlink:type="simple">https://github.com/uwdb/Cosette/issues/80</text:a>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/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{"size":[1],"status":"UNSAT"}\ngenerated/VxNmtKgrTvHqx.rkt:17:15: trackid: unbound identifier in module\n  in: trackid\n  context...:\n   /root/.racket/6.8/pkgs/rosette/rosette/base/form/module.rkt:16:0\n   standard-module-name-resolver\n   /Cosette/rosette/server.rkt:38:10\n', u'coq_result': u'ERROR', u'coq_log': u'Invalid generated Coq code. Please file an issue.', u'result': u'ERROR', u'rosette_result': u'ERROR', u'error_msg': u'Invalid generated Coq code. Please file an issue. \n \n {"size":[1],"status":"UNSAT"}\ngenerated/VxNmtKgrTvHqx.rkt:17:15: trackid: unbound identifier in module\n  in: trackid\n  context...:\n   /root/.racket/6.8/pkgs/rosette/rosette/base/form/module.rkt:16:0\n   standard-module-name-resolver\n   /Cosette/rosette/server.rkt:38:10\n'}</text:p>
            <text:p/>
          </table:table-cell>
          <table:table-cell table:style-name="ce70" table:formula="of:=IF(EXACT([.E12];[.F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3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Syntax Error. \n ERROR: "(line 10, column 1):\\nunexpected \'v\'\\nexpecting \\"--\\", \\"/*\\", \\";\\" or end of input"', u'coq_result': u'ERROR', u'coq_log': u'Syntax Error. \n ERROR: "(line 10, column 1):\\nunexpected \'v\'\\nexpecting \\"--\\", \\"/*\\", \\";\\" or end of input"', u'result': u'ERROR', u'counterexamples': [], u'rosette_result': u'ERROR', u'error_msg': u'Syntax Error. \n ERROR: "(line 10, column 1):\\nunexpected \'v\'\\nexpecting \\"--\\", \\"/*\\", \\";\\" or end of input"'}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0, 0, 0, 0, 0, 0], 1]]], u'table-name': u'invoice'}], u'rosette_result': u'NEQ'}</text:p>
            <text:p/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9"/>
          <table:table-cell table:style-name="ce109" office:value-type="string" calcext:value-type="string">
            <text:p>SELECT BillingCity, BillingAddress <text:s/>FROM Invoice;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9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1, 0, 0, 0, 0, 0], 1]]], u'table-name': u'invoice'}], u'rosette_result': u'NEQ'}</text:p>
            <text:p/>
          </table:table-cell>
          <table:table-cell table:style-name="ce92" table:formula="of:=IF(EXACT([.E17];[.F17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70" table:formula="of:=IF(EXACT([.E18];[.F1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111" office:value-type="string" calcext:value-type="string">
            <text:p>SELECT TrackId, Name, GenreId from Track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111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11"/>
          <table:table-cell table:style-name="ce111" office:value-type="string" calcext:value-type="string">
            <text:p>SELECT TrackId, Name, GenreId from Track ORDER BY GenreId ASC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111" office:value-type="string" calcext:value-type="string">
            <text:p>s.o.</text:p>
          </table:table-cell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Two queries' equivalence is unknown. Solver runs out of time.</text:p>
          </table:table-cell>
          <table:table-cell table:style-name="ce70" table:formula="of:=IF(EXACT([.E21];[.F2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trackid', u'name', u'albumid', u'mediatypeid', u'genreid', u'composer', u'milliseconds', u'bytes', u'unitprice'], [[[0, 0, 0, 2, 0, 0, 0, 0, 0], 1]]], u'table-name': u'track'}], u'rosette_result': u'NEQ'}</text:p>
            <text:p/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80" office:value-type="string" calcext:value-type="string" table:number-columns-spanned="1" table:number-rows-spanned="5">
            <text:p>Sub-Query/Join</text:p>
          </table:table-cell>
          <table:table-cell table:style-name="ce82" office:value-type="float" office:value="14" calcext:value-type="float">
            <text:p>14</text:p>
          </table:table-cell>
          <table:table-cell table:style-name="ce86" office:value-type="string" calcext:value-type="string" table:number-columns-spanned="1" table:number-rows-spanned="5">
            <text:p>select Track.TrackId, Track.Name, Track.Composer  from Track </text:p>
            <text:p><text:span text:style-name="T1">join (select MediaType.MediaTypeId,  MediaType.Name from MediaType where MediaType.</text:span>Name = 'AAC audio file')</text:p>
            <text:p>as t_MediaType ON Track.MediaTypeId = t_MediaType.MediaTypeId;</text:p>
          </table:table-cell>
          <table:table-cell table:style-name="ce8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9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93" table:formula="of:=IF(EXACT([.E23];[.F23]);0;1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Hinweis counter example korrekt/sinnvoll?</text:p>
          </table:table-cell>
          <table:table-cell table:style-name="ce94" table:number-columns-repeated="1014"/>
        </table:table-row>
        <table:table-row table:style-name="ro18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> (solver runs out of time)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>  Two queries' equivalence is unknown. Solver runs out of time.</text:p>
            <text:p/>
            <text:p/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<text:span text:style-name="T1">{u'rosette_result': u'UNSAT', u'rosette_log': u'', u'coq_result': u'UNKNOWN', u'result': u'UNKNOWN', u'coq_log': u''}</text:span></text:p>
            <text:p><text:span text:style-name="T1">  Two queries' equivalence is unknown. Solver runs out of time.</text:span></text:p>
            <text:p/>
            <text:p/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playlisttrack</text:p>
            <text:p/>
            <text:p>playlistidtrackid</text:p>
            <text:p>00</text:p>
            <text:p>00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4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keine Where-Klausel. Ergebnis: Two queries are not equivalent.</text:p>
            <text:p/>
            <text:p>Counter Examples: (i.e., input tables that, when fed into your input queries, will return different results)</text:p>
            <text:p/>
            <text:p>Table employee</text:p>
            <text:p/>
            <text:p>employeeidlastnamefirstnametitlereportstobirthdatehiredateaddresscitystatecountrypostalcodephonefaxemail</text:p>
            <text:p>000000000000000</text:p>
            <text:p>?? 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Two queries are not equivalent. <text:s/>Counter Examples: (i.e., input tables that, when fed into your input queries, will return different results) <text:s/>Table employee <text:s/>employeeid lastname firstname title reportsto birthdate hiredate address city state country postalcode phone fax email 0 0 0 0 2 0 0 0 0 0 0 0 0 0 0 ??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counterexamples': [{u'table-content': [[u'employeeid', u'lastname', u'firstname', u'title', u'reportsto', u'birthdate', u'hiredate', u'address', u'city', u'state', u'country', u'postalcode', u'phone', u'fax', u'email'], [[[0, 0, 0, 0, 2, 0, 0, 0, 0, 0, 0, 0, 0, 0, 0], 1]]], u'table-name': u'employee'}], u'rosette_result': u'NEQ'}</text:p>
            <text:p/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36];[.F3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37];[.F3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37" office:value-type="string" calcext:value-type="string">
            <text:p>zufällig gleiches Ergebnis-Set aber andere Syntax &amp; Semantik → kein Support für LIMIT</text:p>
          </table:table-cell>
          <table:table-cell table:style-name="ce70" table:formula="of:=IF(EXACT([.E38];[.F3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line</text:p>
            <text:p/>
            <text:p>invoicelineidinvoiceidtrackidunitpricequantity</text:p>
            <text:p>-10-101</text:p>
            <text:p>01010</text:p>
            <text:p>??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40];[.F4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float/numeric</text:p>
          </table:table-cell>
          <table:table-cell table:style-name="ce70" table:formula="of:=IF(EXACT([.E41];[.F4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avg</text:p>
          </table:table-cell>
          <table:table-cell table:style-name="ce70" table:formula="of:=IF(EXACT([.E42];[.F4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4];[.F4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5];[.F4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6];[.F4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7];[.F4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0];[.F5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1];[.F5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2];[.F5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09" office:value-type="string" calcext:value-type="string">
            <text:p>SELECT City FROM Customer;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9" office:value-type="string" calcext:value-type="string">
            <text:p>kein Support für UNION</text:p>
          </table:table-cell>
          <table:table-cell table:style-name="ce92" table:formula="of:=IF(EXACT([.E54];[.F54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3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9"/>
          <table:table-cell table:style-name="ce109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9" office:value-type="string" calcext:value-type="string">
            <text:p>kein Support für UNION</text:p>
          </table:table-cell>
          <table:table-cell table:style-name="ce92" table:formula="of:=IF(EXACT([.E55];[.F55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6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9" office:value-type="string" calcext:value-type="string">
            <text:p>kein Support für UNION</text:p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error</text:p>
          </table:table-cell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2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</text:p>
            <text:p/>
            <text:p>invoiceidcustomeridinvoicedatebillingaddressbillingcitybillingstatebillingcountrybillingpostalcodetotal</text:p>
            <text:p>000000000</text:p>
            <text:p>000000000</text:p>
            <text:p>000000000</text:p>
            <text:p>000000000</text:p>
            <text:p>000000000</text:p>
            <text:p>000000000</text:p>
            <text:p>000000000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ee #50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nknown</text:p>
          </table:table-cell>
          <table:table-cell table:style-name="ce25"/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unknown</text:p>
          </table:table-cell>
          <table:table-cell table:style-name="ce88" office:value-type="string" calcext:value-type="string">
            <text:p>internal error: out of time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/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ORDER BY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36" calcext:value-type="float">
            <text:p>36</text:p>
          </table:table-cell>
          <table:table-cell table:style-name="ce7" table:formula="of:=ROUND([.H69]/(COUNTIF([.E10:.E67];&quot;&lt;&gt;''&quot;));3)*100" office:value-type="float" office:value="62.1" calcext:value-type="float">
            <text:p>62,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35" calcext:value-type="float">
            <text:p>35</text:p>
          </table:table-cell>
          <table:table-cell table:style-name="ce7" table:formula="of:=ROUND([.H70]/(COUNTIF([.E10:.E67];&quot;&lt;&gt;''&quot;));3)*100" office:value-type="float" office:value="60.3" calcext:value-type="float">
            <text:p>60,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AutoGrader-My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SQLAutoGrader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120" office:value-type="string" calcext:value-type="string">
            <text:p>SELECT * FROM Album</text:p>
          </table:table-cell>
          <table:table-cell table:style-name="ce120" office:value-type="string" calcext:value-type="string">
            <text:p>SELECT AlbumId, Title, ArtistId FROM Album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7" office:value-type="string" calcext:value-type="string">
            <text:p>Output comparision → bug?!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120" office:value-type="string" calcext:value-type="string">
            <text:p>SELECT AlbumId, Title, ArtistId FROM Album</text:p>
          </table:table-cell>
          <table:table-cell table:style-name="ce120" office:value-type="string" calcext:value-type="string">
            <text:p>SELECT * FROM Album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347 Obtained:347</text:p>
            <text:p/>
            <text:p>Output comparision</text:p>
            <text:p>Output mismatch by rows</text:p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</text:p>
          </table:table-cell>
          <table:table-cell table:style-name="ce25" office:value-type="string" calcext:value-type="string">
            <text:p>SELECT TrackId FROM PlaylistTrack </text:p>
            <text:p>WHERE TrackId &lt;= 9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(node:6661) UnhandledPromiseRejectionWarning: SyntaxError: Expected ",", ".", "AS", "GROUP", "INNER", "JOIN", "LEFT", "LIMIT", "ORDER", "UNION", "WHERE", "`", WHITE_SPACE, [A-Za-z0-9_], [A-Za-z_], or end of input but ";" found.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</text:p>
          </table:table-cell>
          <table:table-cell table:style-name="ce25" office:value-type="string" calcext:value-type="string">
            <text:p>select Name FrOm MediaTyp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25" office:value-type="string" calcext:value-type="string">
            <text:p>SELECT BillingAddress, BillingCit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rkennt untersch. Anzahl spalten direkt in SELECT nicht! → code geprüft: mysql.js:108; <text:s/>irreführende Fehlermeldung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tool erkennt untersch. Anzahl Spalten nicht als Fehler</text:p>
          </table:table-cell>
          <table:table-cell table:style-name="ce70" table:formula="of:=IF(EXACT([.E16];[.F1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9"/>
          <table:table-cell table:style-name="ce109" office:value-type="string" calcext:value-type="string">
            <text:p>SELECT BillingCity, BillingAddress <text:s/>FROM Invoice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109"/>
          <table:table-cell table:style-name="ce92" table:formula="of:=IF(EXACT([.E17];[.F17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</text:p>
          </table:table-cell>
          <table:table-cell table:style-name="ce25" office:value-type="string" calcext:value-type="string">
            <text:p>SELECT TrackId, Name, GenreId from Track ORDER BY Genr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</text:p>
          </table:table-cell>
          <table:table-cell table:style-name="ce111" office:value-type="string" calcext:value-type="string">
            <text:p>SELECT TrackId, Name, GenreId from Track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11"/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11"/>
          <table:table-cell table:style-name="ce111" office:value-type="string" calcext:value-type="string">
            <text:p>SELECT TrackId, Name, GenreId from Track ORDER BY GenreId ASC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11"/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8" office:value-type="string" calcext:value-type="string" table:number-columns-spanned="1" table:number-rows-spanned="5">
            <text:p>Sub-Query/Join</text:p>
          </table:table-cell>
          <table:table-cell table:style-name="ce59" office:value-type="float" office:value="14" calcext:value-type="float">
            <text:p>14</text:p>
          </table:table-cell>
          <table:table-cell table:style-name="ce87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</text:p>
          </table:table-cell>
          <table:table-cell table:style-name="ce10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</text:p>
            <text:p/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9" office:value-type="string" calcext:value-type="string">
            <text:p>Row count mismatched Expected:11 Obtained:3503</text:p>
            <text:p/>
            <text:p>Missing Tables in query: rep_string_1</text:p>
            <text:p/>
            <text:p>Extra Tables in query: rep_string_0</text:p>
          </table:table-cell>
          <table:table-cell table:style-name="ce92" table:formula="of:=IF(EXACT([.E23];[.F23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1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120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</text:p>
            <text:p/>
            <text:p/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eigentlich korrekt, nur laut Tool fehlen bestimmte Klauseln:       Query Cluase Analysis</text:p>
            <text:p>Missing Tables in query: rep_string_1</text:p>
            <text:p/>
            <text:p>Extra Tables in query: MediaType</text:p>
            <text:p/>
            <text:p>Extra condition on columns: Name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120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</text:p>
            <text:p/>
            <text:p/>
            <text:p/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120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Cluase Analysis</text:p>
            <text:p>Missing Tables in query: rep_string_1</text:p>
            <text:p/>
            <text:p>Extra Tables in query: MediaType</text:p>
            <text:p/>
            <text:p>Extra condition on columns: MediaTypeId,Name</text:p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</text:p>
          </table:table-cell>
          <table:table-cell table:style-name="ce25" office:value-type="string" calcext:value-type="string">
            <text:p>SELECT <text:s/>PlaylistId FROM PlaylistTrac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</text:p>
          </table:table-cell>
          <table:table-cell table:style-name="ce25" office:value-type="string" calcext:value-type="string">
            <text:p>SELECT *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3 Obtained:8</text:p>
            <text:p/>
            <text:p>Output comparision</text:p>
            <text:p>Output mismatch by rows</text:p>
            <text:p/>
            <text:p>Query Cluase Analysis</text:p>
            <text:p>Missing condition on columns: Title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– Query Cluase Analysis</text:p>
            <text:p>Missing condition on columns: Title</text:p>
            <text:p/>
            <text:p>Extra condition on columns: ReportsTo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</text:p>
            <text:p/>
          </table:table-cell>
          <table:table-cell table:style-name="ce25" office:value-type="string" calcext:value-type="string">
            <text:p>SELECT Email FROM Employee</text:p>
            <text:p>WHERE City = 'Calgary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2 Obtained:5</text:p>
            <text:p/>
            <text:p>Output comparision</text:p>
            <text:p>Output mismatch by 3 rows</text:p>
            <text:p/>
            <text:p>Query Cluase Analysis</text:p>
            <text:p>Missing condition on columns: ReportsTo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</text:p>
          </table:table-cell>
          <table:table-cell table:style-name="ce25" office:value-type="string" calcext:value-type="string">
            <text:p>SELECT LastName, FirstName, City FROM Employee</text:p>
            <text:p>WHERE City = 'Edmonton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1</text:p>
            <text:p/>
            <text:p>Output comparision</text:p>
            <text:p>Output mismatch by 2 rows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6</text:p>
            <text:p/>
            <text:p>Output comparision</text:p>
            <text:p>Output mismatch by 7 rows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</text:p>
          </table:table-cell>
          <table:table-cell table:style-name="ce64" office:value-type="string" calcext:value-type="string">
            <text:p>SELECT LastName, FirstName, City FROM Employee</text:p>
            <text:p>WHERE City = 'Lethbridge' OR City = 'Edmonton'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122" office:value-type="string" calcext:value-type="string">
            <text:p>SELECT LastName, FirstName, City FROM Employee</text:p>
            <text:p>WHERE NOT City = 'Edmonton'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22" office:value-type="string" calcext:value-type="string">
            <text:p>Output rowcount</text:p>
            <text:p>Row count mismatched Expected:3 Obtained:7</text:p>
            <text:p/>
            <text:p>Output comparision</text:p>
            <text:p>Output mismatch by 6 rows</text:p>
          </table:table-cell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</text:p>
          </table:table-cell>
          <table:table-cell table:style-name="ce25" office:value-type="string" calcext:value-type="string">
            <text:p>SELECT LastName, FirstName, City FROM Employee</text:p>
            <text:p>LIMIT 4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</text:p>
          </table:table-cell>
          <table:table-cell table:style-name="ce50" office:value-type="string" calcext:value-type="string">
            <text:p>SELECT UnitPrice FROM InvoiceLine LIMIT 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– 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50" office:value-type="string" calcext:value-type="string">
            <text:p>SELECT MAX(UnitPrice) FROM InvoiceLine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0" office:value-type="string" calcext:value-type="string">
            <text:p>Query Output Analysis</text:p>
            <text:p>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</text:p>
          </table:table-cell>
          <table:table-cell table:style-name="ce50" office:value-type="string" calcext:value-type="string">
            <text:p>SELECT UnitPrice FROM InvoiceLine LIMIT 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0" office:value-type="string" calcext:value-type="string">
            <text:p>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</text:p>
            <text:p/>
          </table:table-cell>
          <table:table-cell table:style-name="ce25" office:value-type="string" calcext:value-type="string">
            <text:p>SELECT UnitPrice FROM InvoiceLine WHERE UnitPrice = 0.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2129</text:p>
            <text:p/>
            <text:p>Output comparision</text:p>
            <text:p>Output mismatch by rows</text:p>
          </table:table-cell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</text:p>
            <text:p/>
          </table:table-cell>
          <table:table-cell table:style-name="ce30" office:value-type="string" calcext:value-type="string" table:number-columns-spanned="1" table:number-rows-spanned="2">
            <text:p>SELECT Total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412</text:p>
            <text:p/>
            <text:p>Output comparision</text:p>
            <text:p>Output mismatch by rows</text:p>
          </table:table-cell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</text:p>
          </table:table-cell>
          <table:table-cell table:style-name="ce25" office:value-type="string" calcext:value-type="string">
            <text:p>SELECT ArtistId, Name FROM Arti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8" office:value-type="string" calcext:value-type="string">
            <text:p>Output rowcount</text:p>
            <text:p>Row count mismatched Expected:1 Obtained:275</text:p>
            <text:p/>
            <text:p>Output comparision</text:p>
            <text:p>Output mismatch by 274 rows</text:p>
            <text:p/>
            <text:p>Query Cluase Analysis</text:p>
            <text:p>Missing condition on columns: Name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</text:p>
          </table:table-cell>
          <table:table-cell table:style-name="ce25" office:value-type="string" calcext:value-type="string">
            <text:p>SELECT ArtistId, Name FROM Artist</text:p>
            <text:p>WHERE Name LIKE 'San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</text:p>
            <text:p/>
          </table:table-cell>
          <table:table-cell table:style-name="ce25" office:value-type="string" calcext:value-type="string">
            <text:p>SELECT ArtistId, Name FROM Artist</text:p>
            <text:p>WHERE Name LIKE 'M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</text:p>
          </table:table-cell>
          <table:table-cell table:style-name="ce25" office:value-type="string" calcext:value-type="string">
            <text:p>SELECT ArtistId, Name FROM Artist</text:p>
            <text:p>WHERE Name LIKE '_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UnhandledPromiseRejectionWarning: SyntaxError: Expected "$", "(", or WHITE_SPACE but "r" found.</text:p>
            <text:p>    at peg$buildStructuredError (/home/matthias/DEV/fsp-sqlequi/tools/SQLAutoGrader/node_modules/node-sqlparser/lib/parse.js:999:12)</text:p>
            <text:p/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UnhandledPromiseRejectionWarning: SyntaxError: Expected "$", "(", or WHITE_SPACE but "r" found.</text:p>
            <text:p>    at peg$buildStructuredError (/home/matthias/DEV/fsp-sqlequi/tools/SQLAutoGrader/node_modules/node-sqlparser/lib/parse.js:999:12)</text:p>
            <text:p/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3 Obtained:412</text:p>
            <text:p/>
            <text:p>Output comparision</text:p>
            <text:p>Output mismatch by 399 rows</text:p>
            <text:p/>
            <text:p>Query Cluase Analysis</text:p>
            <text:p>Missing condition on columns: InvoiceDate,,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0" office:value-type="string" calcext:value-type="string">
            <text:p>Query Output Analysis</text:p>
            <text:p>Output rowcount</text:p>
            <text:p>Row count mismatched Expected:13 Obtained:20</text:p>
            <text:p/>
            <text:p>Output comparision</text:p>
            <text:p>Output mismatch by 7 rows</text:p>
            <text:p/>
            <text:p>Query Cluase Analysis</text:p>
            <text:p>Missing condition on columns: ,</text:p>
            <text:p/>
            <text:p>Extra condition on columns: ,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</text:p>
          </table:table-cell>
          <table:table-cell table:style-name="ce25" office:value-type="string" calcext:value-type="string">
            <text:p>SELECT InvoiceId, CustomerId FROM Invoice</text:p>
            <text:p>WHERE InvoiceId between 0 AND 120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irreführende Fehlermeldung siehe #42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</text:p>
          </table:table-cell>
          <table:table-cell table:style-name="ce25" office:value-type="string" calcext:value-type="string">
            <text:p>SELECT Name AS Genre FROM Genr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Name der Spalte wird nicht berücksichtigt (Alias)</text:p>
          </table:table-cell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</text:p>
          </table:table-cell>
          <table:table-cell table:style-name="ce109" office:value-type="string" calcext:value-type="string">
            <text:p>SELECT City FROM Customer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0" office:value-type="string" calcext:value-type="string">
            <text:p>Output rowcount</text:p>
            <text:p>Row count mismatched Expected:55 Obtained:59</text:p>
            <text:p/>
            <text:p>Output comparision</text:p>
            <text:p>Output mismatch by 2 rows</text:p>
          </table:table-cell>
          <table:table-cell table:style-name="ce92" table:formula="of:=IF(EXACT([.E54];[.F54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9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9"/>
          <table:table-cell table:style-name="ce109" office:value-type="string" calcext:value-type="string">
            <text:p>SELECT City FROM Customer</text:p>
            <text:p>UNION </text:p>
            <text:p>SELECT BillingCity FROM Invoice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9"/>
          <table:table-cell table:style-name="ce92" table:formula="of:=IF(EXACT([.E55];[.F55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9" office:value-type="string" calcext:value-type="string">
            <text:p>UNION ALL crashes app</text:p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121" office:value-type="string" calcext:value-type="string" table:number-columns-spanned="1" table:number-rows-spanned="2">
            <text:p>SELECT InvoiceId, CustomerId, count(CustomerId) FROM Invoice</text:p>
            <text:p><text:span text:style-name="T1">GROUP BY CustomerId, InvoiceId</text:span></text:p>
          </table:table-cell>
          <table:table-cell table:style-name="ce134" office:value-type="string" calcext:value-type="string">
            <text:p><text:span text:style-name="T4">SELECT </text:span><text:span text:style-name="T5">InvoiceId, CustomerId, </text:span><text:span text:style-name="T6">count</text:span><text:span text:style-name="T7">(CustomerId) </text:span><text:span text:style-name="T8">FROM </text:span><text:span text:style-name="T9">Invoice</text:span><text:span text:style-name="T9"/><text:span text:style-name="T10">GROUP BY </text:span><text:span text:style-name="T11">InvoiceId;</text:span>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25" office:value-type="string" calcext:value-type="string">
            <text:p>Kandidat-query falsch → mysql/PostgreSQL spez. Problem – old query (fehlerhaft mit default mysql settings): <text:span text:style-name="T12">SELECT </text:span><text:span text:style-name="T13">InvoiceId, CustomerId, </text:span><text:span text:style-name="T14">count</text:span><text:span text:style-name="T15">(CustomerId) </text:span><text:span text:style-name="T16">FROM </text:span><text:span text:style-name="T17">Invoice;</text:span></text:p>
          </table:table-cell>
          <table:table-cell table:style-name="ce7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123" office:value-type="string" calcext:value-type="string">
            <text:p>SELECT InvoiceId, CustomerId, count(CustomerId) FROM Invoice</text:p>
            <text:p>GROUP BY InvoiceId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</text:p>
          </table:table-cell>
          <table:table-cell table:style-name="ce25" office:value-type="string" calcext:value-type="string">
            <text:p>SELECT CustomerId, count(CustomerId) FROM Invoice</text:p>
            <text:p>group by CustomerI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3" office:value-type="string" calcext:value-type="string">
            <text:p>Fehlermeldung auch nicht ganz korrekt, Bedingung (having) ist da aber FALSCH:     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  <text:p/>
            <text:p>Extra condition on columns: CustomerId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tool error: <text:s/>SyntaxError: Expected "(" or WHITE_SPACE but "r" found.</text:p>
          </table:table-cell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tool error: <text:s/>SyntaxError: Expected "(" or WHITE_SPACE but "r" found.</text:p>
          </table:table-cell>
          <table:table-cell table:style-name="ce70" table:formula="of:=IF(EXACT([.E62];[.F6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 SyntaxError: Expected "$", "(", or WHITE_SPACE but "r" found.</text:p>
            <text:p/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rror</text:p>
          </table:table-cell>
          <table:table-cell table:style-name="ce88" office:value-type="string" calcext:value-type="string">
            <text:p>Failed to failed to extract SQL clauses due to error in parsing – Failed to compare output due to error in parsing</text:p>
            <text:p/>
            <text:p/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9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JOIN" or WHITE_SPACE but "O" found.</text:p>
            <text:p/>
          </table:table-cell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igentlich korrekt, auch Ausgabe, ABER OC ROT: Output comparision</text:p>
            <text:p>Output mismatch by 24 rows (bug?!)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</text:p>
            <text:p/>
          </table:table-cell>
          <table:table-cell table:style-name="ce8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  <text:p/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error</text:p>
          </table:table-cell>
          <table:table-cell table:style-name="ce89" office:value-type="string" calcext:value-type="string">
            <text:p>Failed to failed to extract SQL clauses due to error in parsing</text:p>
            <text:p/>
            <text:p>Hat Problem Kandidat-Q. Zu parsen</text:p>
          </table:table-cell>
          <table:table-cell table:style-name="ce70" table:formula="of:=IF(EXACT([.E67];[.F6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22" calcext:value-type="float">
            <text:p>22</text:p>
          </table:table-cell>
          <table:table-cell table:style-name="ce7" table:formula="of:=ROUND([.H69]/(COUNTIF([.E10:.E67];&quot;&lt;&gt;''&quot;));3)*100" office:value-type="float" office:value="37.9" calcext:value-type="float">
            <text:p>37,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10" calcext:value-type="float">
            <text:p>10</text:p>
          </table:table-cell>
          <table:table-cell table:style-name="ce7" table:formula="of:=ROUND([.H70]/(COUNTIF([.E10:.E67];&quot;&lt;&gt;''&quot;));3)*100" office:value-type="float" office:value="17.2" calcext:value-type="float">
            <text:p>17,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AutoGrader-Postgre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SQLAutoGrader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2"/>
          <table:table-cell office:value-type="string" calcext:value-type="string">
            <text:p>MySQL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diff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</text:p>
          </table:table-cell>
          <table:table-cell table:style-name="ce25" office:value-type="string" calcext:value-type="string">
            <text:p>SELECT AlbumId, Title, ArtistId FROM Albu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iehe MySQL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10];[.L1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</text:p>
          </table:table-cell>
          <table:table-cell table:style-name="ce25" office:value-type="string" calcext:value-type="string">
            <text:p>SELECT * FROM Albu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iehe MySQL</text:p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11];[.L1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</text:p>
          </table:table-cell>
          <table:table-cell table:style-name="ce25" office:value-type="string" calcext:value-type="string">
            <text:p>SELECT TrackId FROM PlaylistTrack </text:p>
            <text:p>WHERE TrackId &lt;= 9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12];[.L1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UnhandledPromiseRejectionWarning: SyntaxError: Expected ",", ".", "AS", "GROUP", "INNER", "JOIN", "LEFT", "LIMIT", "ORDER", "UNION", "WHERE", "`", WHITE_SPACE, [A-Za-z0-9_], [A-Za-z_], or end of input but ";" found.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13];[.L1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</text:p>
          </table:table-cell>
          <table:table-cell table:style-name="ce25" office:value-type="string" calcext:value-type="string">
            <text:p>select Name FrOm MediaTyp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14];[.L1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25" office:value-type="string" calcext:value-type="string">
            <text:p>SELECT BillingAddress, BillingCit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15];[.L1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6];[.F16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16];[.L1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9"/>
          <table:table-cell table:style-name="ce109" office:value-type="string" calcext:value-type="string">
            <text:p>SELECT BillingCity, BillingAddress <text:s/>FROM Invoice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109"/>
          <table:table-cell table:style-name="ce92" table:formula="of:=IF(EXACT([.E17];[.F17]);0;1)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formula="of:=IF(EXACT([.K17];[.L17]);0;1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</text:p>
          </table:table-cell>
          <table:table-cell table:style-name="ce25" office:value-type="string" calcext:value-type="string">
            <text:p>SELECT TrackId, Name, GenreId from Track ORDER BY Genr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18];[.L1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</text:p>
          </table:table-cell>
          <table:table-cell table:style-name="ce111" office:value-type="string" calcext:value-type="string">
            <text:p>SELECT TrackId, Name, GenreId from Track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11"/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2" table:style-name="ce102" office:value-type="float" office:value="1" calcext:value-type="float">
            <text:p>1</text:p>
          </table:table-cell>
          <table:table-cell table:formula="of:=IF(EXACT([.K19];[.L19]);0;1)" office:value-type="float" office:value="0" calcext:value-type="float">
            <text:p>0</text:p>
          </table:table-cell>
          <table:table-cell table:style-name="ce72" table:number-columns-repeated="1011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11"/>
          <table:table-cell table:style-name="ce111" office:value-type="string" calcext:value-type="string">
            <text:p>SELECT TrackId, Name, GenreId from Track ORDER BY GenreId ASC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11"/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2" table:style-name="ce102" office:value-type="float" office:value="1" calcext:value-type="float">
            <text:p>1</text:p>
          </table:table-cell>
          <table:table-cell table:formula="of:=IF(EXACT([.K20];[.L20]);0;1)" office:value-type="float" office:value="0" calcext:value-type="float">
            <text:p>0</text:p>
          </table:table-cell>
          <table:table-cell table:style-name="ce72" table:number-columns-repeated="1011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21];[.L2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232 Obtained:469</text:p>
            <text:p/>
            <text:p>Output comparision</text:p>
            <text:p>Output mismatch by 237 rows</text:p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22];[.L2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6">
          <table:table-cell table:style-name="ce78" office:value-type="string" calcext:value-type="string" table:number-columns-spanned="1" table:number-rows-spanned="5">
            <text:p>Sub-Query/Join</text:p>
          </table:table-cell>
          <table:table-cell table:style-name="ce59" office:value-type="float" office:value="14" calcext:value-type="float">
            <text:p>14</text:p>
          </table:table-cell>
          <table:table-cell table:style-name="ce87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</text:p>
          </table:table-cell>
          <table:table-cell table:style-name="ce10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</text:p>
            <text:p/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9" office:value-type="string" calcext:value-type="string">
            <text:p>Query Output Analysis</text:p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rep_string_0</text:p>
          </table:table-cell>
          <table:table-cell table:style-name="ce92" table:formula="of:=IF(EXACT([.E23];[.F23]);0;1)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59" office:value-type="float" office:value="0" calcext:value-type="float">
            <text:p>0</text:p>
          </table:table-cell>
          <table:table-cell table:formula="of:=IF(EXACT([.K23];[.L23]);0;1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21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24];[.L2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11 Obtained:11</text:p>
            <text:p/>
            <text:p>Output comparision</text:p>
            <text:p>Output matches exactly</text:p>
            <text:p/>
            <text:p>Query Cluase Analysis</text:p>
            <text:p>Missing Tables in query: rep_string_1</text:p>
            <text:p/>
            <text:p>Extra Tables in query: MediaType</text:p>
            <text:p/>
            <text:p>Extra condition on columns: Name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25];[.L2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Missing Tables in query: rep_string_1</text:p>
            <text:p/>
            <text:p>Extra Tables in query: MediaType</text:p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26];[.L2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Missing Tables in query: rep_string_1</text:p>
            <text:p/>
            <text:p>Extra Tables in query: MediaType</text:p>
            <text:p/>
            <text:p>Extra condition on columns: MediaTypeId,Name</text:p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27];[.L2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</text:p>
          </table:table-cell>
          <table:table-cell table:style-name="ce25" office:value-type="string" calcext:value-type="string">
            <text:p>SELECT <text:s/>PlaylistId FROM PlaylistTrac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ed Expected:14 Obtained:8715</text:p>
            <text:p/>
            <text:p/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28];[.L2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</text:p>
          </table:table-cell>
          <table:table-cell table:style-name="ce25" office:value-type="string" calcext:value-type="string">
            <text:p>SELECT *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29];[.L2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8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– Output comparision</text:p>
            <text:p>Output mismatch by rows</text:p>
            <text:p/>
            <text:p>Query Cluase Analysis</text:p>
            <text:p>Missing condition on columns: Title</text:p>
            <text:p/>
            <text:p>Extra condition on columns: ReportsTo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0];[.L3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8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</text:p>
            <text:p/>
          </table:table-cell>
          <table:table-cell table:style-name="ce25" office:value-type="string" calcext:value-type="string">
            <text:p>SELECT Email FROM Employee</text:p>
            <text:p>WHERE City = 'Calgary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2 Obtained:5</text:p>
            <text:p/>
            <text:p>Output comparision</text:p>
            <text:p>Output mismatch by 3 rows</text:p>
            <text:p/>
            <text:p>Query Cluase Analysis</text:p>
            <text:p>Missing condition on columns: ReportsTo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1];[.L3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</text:p>
          </table:table-cell>
          <table:table-cell table:style-name="ce25" office:value-type="string" calcext:value-type="string">
            <text:p>SELECT LastName, FirstName, City FROM Employee</text:p>
            <text:p>WHERE City = 'Edmonton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1</text:p>
            <text:p/>
            <text:p>Output comparision</text:p>
            <text:p>Output mismatch by 2 rows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2];[.L3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6</text:p>
            <text:p/>
            <text:p>Output comparision</text:p>
            <text:p>Output mismatch by 7 rows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3];[.L3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2"/>
          <table:table-cell table:style-name="ce6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formula="of:=IF(EXACT([.K34];[.L3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2"/>
          <table:table-cell table:style-name="ce12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35];[.L3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</text:p>
          </table:table-cell>
          <table:table-cell table:style-name="ce25" office:value-type="string" calcext:value-type="string">
            <text:p>SELECT LastName, FirstName, City FROM Employee</text:p>
            <text:p>LIMIT 4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4</text:p>
            <text:p/>
            <text:p>Output comparision</text:p>
            <text:p>Output mismatch by 1 rows</text:p>
          </table:table-cell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6];[.L3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7];[.L3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</text:p>
          </table:table-cell>
          <table:table-cell table:style-name="ce25" office:value-type="string" calcext:value-type="string">
            <text:p>SELECT UnitPrice FROM InvoiceLine LIMIT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→ „Output comparision Output mismatch by rows“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2"/>
          <table:table-cell table:style-name="ce5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38];[.L3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„Output mismatch by rows“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2"/>
          <table:table-cell table:style-name="ce5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39];[.L3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</text:p>
          </table:table-cell>
          <table:table-cell table:style-name="ce25" office:value-type="string" calcext:value-type="string">
            <text:p>SELECT UnitPrice FROM InvoiceLine LIMIT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„Output mismatch by rows“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2"/>
          <table:table-cell table:style-name="ce5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40];[.L4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</text:p>
            <text:p/>
          </table:table-cell>
          <table:table-cell table:style-name="ce25" office:value-type="string" calcext:value-type="string">
            <text:p>SELECT UnitPrice FROM InvoiceLine WHERE UnitPrice = 0.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1];[.L4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</text:p>
            <text:p/>
          </table:table-cell>
          <table:table-cell table:style-name="ce30" office:value-type="string" calcext:value-type="string" table:number-columns-spanned="1" table:number-rows-spanned="2">
            <text:p>SELECT Total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2];[.L4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3];[.L4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8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</text:p>
          </table:table-cell>
          <table:table-cell table:style-name="ce25" office:value-type="string" calcext:value-type="string">
            <text:p>SELECT ArtistId, Name FROM Arti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275</text:p>
            <text:p/>
            <text:p>Output comparision</text:p>
            <text:p>Output mismatch by 274 rows</text:p>
            <text:p/>
            <text:p>Query Cluase Analysis</text:p>
            <text:p>Missing condition on columns: Name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4];[.L4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</text:p>
          </table:table-cell>
          <table:table-cell table:style-name="ce25" office:value-type="string" calcext:value-type="string">
            <text:p>SELECT ArtistId, Name FROM Artist</text:p>
            <text:p>WHERE Name LIKE 'San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9 Obtained:10</text:p>
            <text:p/>
            <text:p>Output comparision</text:p>
            <text:p>Output mismatch by 1 rows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5];[.L4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</text:p>
            <text:p/>
          </table:table-cell>
          <table:table-cell table:style-name="ce25" office:value-type="string" calcext:value-type="string">
            <text:p>SELECT ArtistId, Name FROM Artist</text:p>
            <text:p>WHERE Name LIKE 'M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20</text:p>
            <text:p/>
            <text:p>Output comparision</text:p>
            <text:p>Output mismatch by 17 rows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6];[.L4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</text:p>
          </table:table-cell>
          <table:table-cell table:style-name="ce25" office:value-type="string" calcext:value-type="string">
            <text:p>SELECT ArtistId, Name FROM Artist</text:p>
            <text:p>WHERE Name LIKE '_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275</text:p>
            <text:p/>
            <text:p>Output comparision</text:p>
            <text:p>Output mismatch by 272 rows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7];[.L4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: SyntaxError: Expected "$", "(", or WHITE_SPACE but "r" found.</text:p>
            <text:p/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48];[.L4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: SyntaxError: Expected "$", "(", or WHITE_SPACE but "r" found.</text:p>
            <text:p/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49];[.L4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3 Obtained:412</text:p>
            <text:p/>
            <text:p>Output comparision</text:p>
            <text:p>Output mismatch by 399 rows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50];[.L5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3 Obtained:20</text:p>
            <text:p/>
            <text:p>Output comparision</text:p>
            <text:p>Output mismatch by 7 rows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51];[.L5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</text:p>
          </table:table-cell>
          <table:table-cell table:style-name="ce25" office:value-type="string" calcext:value-type="string">
            <text:p>SELECT InvoiceId, CustomerId FROM Invoice</text:p>
            <text:p>WHERE InvoiceId between 0 AND 120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51 Obtained:120</text:p>
            <text:p/>
            <text:p>Output comparision</text:p>
            <text:p>Output mismatch by 69 rows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52];[.L5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</text:p>
          </table:table-cell>
          <table:table-cell table:style-name="ce25" office:value-type="string" calcext:value-type="string">
            <text:p>SELECT Name AS Genre FROM Genr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53];[.L5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</text:p>
          </table:table-cell>
          <table:table-cell table:style-name="ce109" office:value-type="string" calcext:value-type="string">
            <text:p>SELECT City FROM Customer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9" office:value-type="string" calcext:value-type="string">
            <text:p>Output rowcount</text:p>
            <text:p>Row count mismatched Expected:55 Obtained:59</text:p>
            <text:p/>
            <text:p>Output comparision</text:p>
            <text:p>Output mismatch by 2 rows</text:p>
          </table:table-cell>
          <table:table-cell table:style-name="ce92" table:formula="of:=IF(EXACT([.E54];[.F54]);0;1)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59" office:value-type="float" office:value="0" calcext:value-type="float">
            <text:p>0</text:p>
          </table:table-cell>
          <table:table-cell table:formula="of:=IF(EXACT([.K54];[.L54]);0;1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15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9"/>
          <table:table-cell table:style-name="ce109" office:value-type="string" calcext:value-type="string">
            <text:p>SELECT City FROM Customer</text:p>
            <text:p>UNION </text:p>
            <text:p>SELECT BillingCity FROM Invoice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9" office:value-type="string" calcext:value-type="string">
            <text:p>Output rowcount</text:p>
            <text:p>Row count mismatched Expected:55 Obtained:53</text:p>
            <text:p/>
            <text:p>Output comparision</text:p>
            <text:p>Output mismatch by 2 rows</text:p>
          </table:table-cell>
          <table:table-cell table:style-name="ce92" table:formula="of:=IF(EXACT([.E55];[.F55]);0;1)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59" office:value-type="float" office:value="0" calcext:value-type="float">
            <text:p>0</text:p>
          </table:table-cell>
          <table:table-cell table:formula="of:=IF(EXACT([.K55];[.L55]);0;1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9" office:value-type="string" calcext:value-type="string">
            <text:p>UNION ALL crashes app:  SyntaxError: Expected "(", "SELECT", or WHITE_SPACE but "A" found.</text:p>
            <text:p/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9" office:value-type="string" calcext:value-type="string">
            <text:p>error</text:p>
          </table:table-cell>
          <table:table-cell table:formula="of:=IF(EXACT([.K56];[.L5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121" office:value-type="string" calcext:value-type="string" table:number-columns-spanned="1" table:number-rows-spanned="2">
            <text:p>SELECT InvoiceId, CustomerId, count(CustomerId) FROM Invoice</text:p>
            <text:p><text:span text:style-name="T1">GROUP BY CustomerId, InvoiceId</text:span></text:p>
          </table:table-cell>
          <table:table-cell table:style-name="ce25" office:value-type="string" calcext:value-type="string">
            <text:p>SELECT InvoiceId, CustomerId, count(CustomerId)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Failed to failed to extract SQL clauses due to error in query</text:p>
          </table:table-cell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2"/>
          <table:table-cell table:style-name="ce126" office:value-type="string" calcext:value-type="string">
            <text:p>error</text:p>
          </table:table-cell>
          <table:table-cell table:style-name="ce5" office:value-type="string" calcext:value-type="string">
            <text:p>error</text:p>
          </table:table-cell>
          <table:table-cell table:formula="of:=IF(EXACT([.K57];[.L5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2"/>
          <table:table-cell table:style-name="ce1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58];[.L5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6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</text:p>
          </table:table-cell>
          <table:table-cell table:style-name="ce25" office:value-type="string" calcext:value-type="string">
            <text:p>SELECT CustomerId, count(CustomerId) FROM Invoice</text:p>
            <text:p>group by CustomerI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59</text:p>
            <text:p/>
            <text:p>Output comparision</text:p>
            <text:p><text:span text:style-name="T1">Output mismatch by rows – Missing condition on columns: CustomerId</text:span>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59];[.L5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1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  <text:p/>
            <text:p>Extra condition on columns: CustomerId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60];[.L6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(" or WHITE_SPACE but "r" found.</text:p>
            <text:p/>
          </table:table-cell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61];[.L6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(" or WHITE_SPACE but "r" found.</text:p>
            <text:p/>
          </table:table-cell>
          <table:table-cell table:style-name="ce70" table:formula="of:=IF(EXACT([.E62];[.F62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62];[.L6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(" or WHITE_SPACE but "r" found.</text:p>
            <text:p/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63];[.L6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rror</text:p>
          </table:table-cell>
          <table:table-cell table:style-name="ce88" office:value-type="string" calcext:value-type="string">
            <text:p>Failed to failed to extract SQL clauses due to error in parsing</text:p>
            <text:p/>
            <text:p>Query Output Analysis</text:p>
            <text:p>Output rowcount</text:p>
            <text:p>Row count matched Expected:8715 Obtained:8715</text:p>
            <text:p/>
            <text:p>Output comparision</text:p>
            <text:p>Failed to compare output due to error in parsing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2" table:style-name="ce90" office:value-type="string" calcext:value-type="string">
            <text:p>error</text:p>
          </table:table-cell>
          <table:table-cell table:formula="of:=IF(EXACT([.K64];[.L64]);0;1)" office:value-type="float" office:value="0" calcext:value-type="float">
            <text:p>0</text:p>
          </table:table-cell>
          <table:table-cell table:style-name="ce73" table:number-columns-repeated="4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JOIN" or WHITE_SPACE but "O" found.</text:p>
            <text:p/>
          </table:table-cell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65];[.L6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12 Obtained:12</text:p>
            <text:p/>
            <text:p>Output comparision</text:p>
            <text:p>Output mismatch by 24 rows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66];[.L6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Failed to compare output due to error in parsing</text:p>
          </table:table-cell>
          <table:table-cell table:style-name="ce70" table:formula="of:=IF(EXACT([.E67];[.F67]);0;1)" office:value-type="float" office:value="1" calcext:value-type="float">
            <text:p>1</text:p>
          </table:table-cell>
          <table:table-cell table:number-columns-repeated="2"/>
          <table:table-cell table:style-name="ce82" office:value-type="string" calcext:value-type="string">
            <text:p>error</text:p>
          </table:table-cell>
          <table:table-cell table:style-name="ce5" office:value-type="string" calcext:value-type="string">
            <text:p>error</text:p>
          </table:table-cell>
          <table:table-cell table:formula="of:=IF(EXACT([.K67];[.L6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23" calcext:value-type="float">
            <text:p>23</text:p>
          </table:table-cell>
          <table:table-cell table:style-name="ce7" table:formula="of:=ROUND([.H69]/(COUNTIF([.E10:.E67];&quot;&lt;&gt;''&quot;));3)*100" office:value-type="float" office:value="39.7" calcext:value-type="float">
            <text:p>39,7</text:p>
          </table:table-cell>
          <table:table-cell/>
          <table:table-cell office:value-type="string" calcext:value-type="string">
            <text:p>diff=</text:p>
          </table:table-cell>
          <table:table-cell table:formula="of:=SUM([.M10:.M6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11" calcext:value-type="float">
            <text:p>11</text:p>
          </table:table-cell>
          <table:table-cell table:style-name="ce7" table:formula="of:=ROUND([.H70]/(COUNTIF([.E10:.E67];&quot;&lt;&gt;''&quot;));3)*100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Data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XData, pm = tru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2];[.F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14];[.F1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15];[.F1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16];[.F1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9"/>
          <table:table-cell table:style-name="ce109" office:value-type="string" calcext:value-type="string">
            <text:p>SELECT BillingCity, BillingAddress <text:s/>FROM Invoice;</text:p>
          </table:table-cell>
          <table:table-cell table:style-name="ce5" office:value-type="string" calcext:value-type="string">
            <text:p>pm</text:p>
          </table:table-cell>
          <table:table-cell table:style-name="ce59"/>
          <table:table-cell table:style-name="ce109"/>
          <table:table-cell table:style-name="ce92" table:formula="of:=IF(EXACT([.E17];[.F17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2">
          <table:table-cell table:style-name="ce78" office:value-type="string" calcext:value-type="string" table:number-columns-spanned="1" table:number-rows-spanned="3">
            <text:p>order by</text:p>
          </table:table-cell>
          <table:table-cell table:style-name="ce78" office:value-type="float" office:value="9" calcext:value-type="float">
            <text:p>9</text:p>
          </table:table-cell>
          <table:table-cell table:style-name="ce109" office:value-type="string" calcext:value-type="string">
            <text:p>SELECT TrackId, Name, GenreId from Track ORDER BY GenreId ASC;</text:p>
          </table:table-cell>
          <table:table-cell table:style-name="ce109" office:value-type="string" calcext:value-type="string">
            <text:p>SELECT TrackId, Name, GenreId from Track ORDER BY GenreId;</text:p>
          </table:table-cell>
          <table:table-cell table:style-name="ce5" office:value-type="float" office:value="1" calcext:value-type="float">
            <text:p>1</text:p>
          </table:table-cell>
          <table:table-cell table:style-name="ce59"/>
          <table:table-cell table:style-name="ce109"/>
          <table:table-cell table:style-name="ce92" table:formula="of:=IF(EXACT([.E18];[.F18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2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111" office:value-type="string" calcext:value-type="string">
            <text:p>SELECT TrackId, Name, GenreId from Track;</text:p>
          </table:table-cell>
          <table:table-cell table:style-name="ce5" office:value-type="string" calcext:value-type="string">
            <text:p>pm</text:p>
          </table:table-cell>
          <table:table-cell table:style-name="ce102"/>
          <table:table-cell table:style-name="ce111"/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2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11"/>
          <table:table-cell table:style-name="ce111" office:value-type="string" calcext:value-type="string">
            <text:p>SELECT TrackId, Name, GenreId from Track ORDER BY GenreId ASC;</text:p>
          </table:table-cell>
          <table:table-cell table:style-name="ce5" office:value-type="string" calcext:value-type="string">
            <text:p>pm</text:p>
          </table:table-cell>
          <table:table-cell table:style-name="ce102"/>
          <table:table-cell table:style-name="ce111"/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21];[.F2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22];[.F2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5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23];[.F2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24];[.F2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28];[.F2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29];[.F2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37" office:value-type="string" calcext:value-type="string">
            <text:p>zufällig gleiches Ergebnis-Set aber andere Syntax &amp; Semantik</text:p>
          </table:table-cell>
          <table:table-cell table:style-name="ce7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31];[.F3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32];[.F3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33];[.F3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35];[.F3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36];[.F3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7];[.F3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8];[.F3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39];[.F3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0];[.F4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1];[.F4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2];[.F4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3];[.F4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4];[.F4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45];[.F4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46];[.F4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47];[.F4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0];[.F5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51];[.F5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52];[.F5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5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4];[.F5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9"/>
          <table:table-cell table:style-name="ce109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5" office:value-type="string" calcext:value-type="string">
            <text:p>pm</text:p>
          </table:table-cell>
          <table:table-cell table:style-name="ce59"/>
          <table:table-cell table:style-name="ce109"/>
          <table:table-cell table:style-name="ce92" table:formula="of:=IF(EXACT([.E55];[.F55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6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58];[.F5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59];[.F5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60];[.F6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5" office:value-type="string" calcext:value-type="string">
            <text:p>pm</text:p>
          </table:table-cell>
          <table:table-cell table:style-name="ce5"/>
          <table:table-cell table:style-name="ce25"/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62];[.F6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5" office:value-type="float" office:value="1" calcext:value-type="float">
            <text:p>1</text:p>
          </table:table-cell>
          <table:table-cell table:style-name="ce90"/>
          <table:table-cell table:style-name="ce88"/>
          <table:table-cell table:style-name="ce92" table:formula="of:=IF(EXACT([.E64];[.F64]);0;1)" office:value-type="float" office:value="1" calcext:value-type="float">
            <text:p>1</text:p>
          </table:table-cell>
          <table:table-cell table:style-name="ce73" table:number-columns-repeated="1016"/>
        </table:table-row>
        <table:table-row table:style-name="ro9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5"/>
          <table:table-cell table:style-name="ce70" table:formula="of:=IF(EXACT([.E67];[.F6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69" office:value-type="string" calcext:value-type="string">
            <text:p>Expected != actual: </text:p>
          </table:table-cell>
          <table:table-cell table:formula="of:=SUM([.H10:.H67])" office:value-type="float" office:value="58" calcext:value-type="float">
            <text:p>58</text:p>
          </table:table-cell>
          <table:table-cell table:style-name="ce7" table:formula="of:=ROUND([.H69]/(COUNTIF([.E10:.E67];&quot;&lt;&gt;''&quot;));3)*100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formula="of:=COUNTIF([.F10:.F67];&quot;error&quot;)" office:value-type="float" office:value="0" calcext:value-type="float">
            <text:p>0</text:p>
          </table:table-cell>
          <table:table-cell table:style-name="ce7" table:formula="of:=ROUND([.H70]/(COUNTIF([.E10:.E67];&quot;&lt;&gt;''&quot;));3)*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12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CS12x, pm = tru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10];[.F10]); AND(EXACT([.E10];&quot;pm&quot;); VALUE([.F10]) &gt; 0; VALUE([.F10]) &lt; 1) );0;1)" office:value-type="float" office:value="0" calcext:value-type="float">
            <text:p>0</text:p>
          </table:table-cell>
          <table:table-cell table:style-name="ce70"/>
          <table:table-cell table:style-name="ce144"/>
          <table:table-cell table:number-columns-repeated="1014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11];[.F11]); AND(EXACT([.E11];&quot;pm&quot;); VALUE([.F11]) &gt; 0; VALUE([.F11]) &lt; 1) );0;1)" office:value-type="float" office:value="0" calcext:value-type="float">
            <text:p>0</text:p>
          </table:table-cell>
          <table:table-cell table:style-name="ce70"/>
          <table:table-cell table:number-columns-repeated="1015"/>
        </table:table-row>
        <table:table-row table:style-name="ro19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BadQueryError [-0]: Query might be bad because it is empty, contains unexpected SQL or extra stuff before or after. This might need to be manually graded.</text:p>
          </table:table-cell>
          <table:table-cell table:style-name="ce142" table:formula="of:=IF(OR(EXACT([.E12];[.F12]); AND(EXACT([.E12];&quot;pm&quot;); VALUE([.F12]) &gt; 0; VALUE([.F12]) &lt; 1) );0;1)" office:value-type="float" office:value="1" calcext:value-type="float">
            <text:p>1</text:p>
          </table:table-cell>
          <table:table-cell table:style-name="ce70"/>
          <table:table-cell table:number-columns-repeated="1015"/>
        </table:table-row>
        <table:table-row table:style-name="ro1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13];[.F13]); AND(EXACT([.E13];&quot;pm&quot;); VALUE([.F13]) &gt; 0; VALUE([.F13]) &lt; 1) );0;1)" office:value-type="float" office:value="0" calcext:value-type="float">
            <text:p>0</text:p>
          </table:table-cell>
          <table:table-cell table:style-name="ce70"/>
          <table:table-cell table:number-columns-repeated="1015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14];[.F14]); AND(EXACT([.E14];&quot;pm&quot;); VALUE([.F14]) &gt; 0; VALUE([.F14]) &lt; 1) );0;1)" office:value-type="float" office:value="0" calcext:value-type="float">
            <text:p>0</text:p>
          </table:table-cell>
          <table:table-cell table:style-name="ce70"/>
          <table:table-cell table:number-columns-repeated="1015"/>
        </table:table-row>
        <table:table-row table:style-name="ro28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141" office:value-type="string" calcext:value-type="string">
            <text:p>WrongNumColumnsError [-0]: More or fewer columns included.</text:p>
          </table:table-cell>
          <table:table-cell table:style-name="ce142" table:formula="of:=IF(OR(EXACT([.E15];[.F15]); AND(EXACT([.E15];&quot;pm&quot;); VALUE([.F15]) &gt; 0; VALUE([.F15]) &lt; 1) );0;1)" office:value-type="float" office:value="1" calcext:value-type="float">
            <text:p>1</text:p>
          </table:table-cell>
          <table:table-cell table:style-name="ce70"/>
          <table:table-cell table:number-columns-repeated="1015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    WrongNumColumnsError [-0]: More or fewer columns included.</text:p>
            <text:p/>
          </table:table-cell>
          <table:table-cell table:style-name="ce142" table:formula="of:=IF(OR(EXACT([.E16];[.F16]); AND(EXACT([.E16];&quot;pm&quot;); VALUE([.F16]) &gt; 0; VALUE([.F16]) &lt; 1) );0;1)" office:value-type="float" office:value="1" calcext:value-type="float">
            <text:p>1</text:p>
          </table:table-cell>
          <table:table-cell table:style-name="ce70"/>
          <table:table-cell table:number-columns-repeated="1015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9"/>
          <table:table-cell table:style-name="ce109" office:value-type="string" calcext:value-type="string">
            <text:p>SELECT BillingCity, BillingAddress <text:s/>FROM Invoice;</text:p>
          </table:table-cell>
          <table:table-cell table:style-name="ce5" office:value-type="string" calcext:value-type="string">
            <text:p>pm</text:p>
          </table:table-cell>
          <table:table-cell table:style-name="ce59" office:value-type="float" office:value="0.7" calcext:value-type="float">
            <text:p>0,7</text:p>
          </table:table-cell>
          <table:table-cell table:style-name="ce109" office:value-type="string" calcext:value-type="string">
            <text:p>    ColumnOrderError [-3]: Columns are in the wrong order.</text:p>
            <text:p/>
          </table:table-cell>
          <table:table-cell table:style-name="ce142" table:formula="of:=IF(OR(EXACT([.E17];[.F17]); AND(EXACT([.E17];&quot;pm&quot;); VALUE([.F17]) &gt; 0; VALUE([.F17]) &lt; 1) );0;1)" office:value-type="float" office:value="0" calcext:value-type="float">
            <text:p>0</text:p>
          </table:table-cell>
          <table:table-cell table:style-name="ce70"/>
          <table:table-cell table:style-name="ce27" table:number-columns-repeated="1015"/>
        </table:table-row>
        <table:table-row table:style-name="ro3">
          <table:table-cell table:style-name="ce78" office:value-type="string" calcext:value-type="string" table:number-columns-spanned="1" table:number-rows-spanned="3">
            <text:p>order by</text:p>
          </table:table-cell>
          <table:table-cell table:style-name="ce78" office:value-type="float" office:value="9" calcext:value-type="float">
            <text:p>9</text:p>
          </table:table-cell>
          <table:table-cell table:style-name="ce109" office:value-type="string" calcext:value-type="string">
            <text:p>SELECT TrackId, Name, GenreId from Track ORDER BY GenreId ASC;</text:p>
          </table:table-cell>
          <table:table-cell table:style-name="ce109" office:value-type="string" calcext:value-type="string">
            <text:p>SELECT TrackId, Name, GenreId from Track ORDER BY GenreId;</text:p>
          </table:table-cell>
          <table:table-cell table:style-name="ce5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109"/>
          <table:table-cell table:style-name="ce142" table:formula="of:=IF(OR(EXACT([.E18];[.F18]); AND(EXACT([.E18];&quot;pm&quot;); VALUE([.F18]) &gt; 0; VALUE([.F18]) &lt; 1) 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2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111" office:value-type="string" calcext:value-type="string">
            <text:p>SELECT TrackId, Name, GenreId from Track;</text:p>
          </table:table-cell>
          <table:table-cell table:style-name="ce5" office:value-type="string" calcext:value-type="string">
            <text:p>pm</text:p>
          </table:table-cell>
          <table:table-cell table:style-name="ce59" office:value-type="float" office:value="0.7" calcext:value-type="float">
            <text:p>0,7</text:p>
          </table:table-cell>
          <table:table-cell table:style-name="ce111" office:value-type="string" calcext:value-type="string">
            <text:p>    OrderByError [-3]: Missing or incorrect ORDER BY statement.</text:p>
            <text:p/>
          </table:table-cell>
          <table:table-cell table:style-name="ce142" table:formula="of:=IF(OR(EXACT([.E19];[.F19]); AND(EXACT([.E19];&quot;pm&quot;); VALUE([.F19]) &gt; 0; VALUE([.F19]) &lt; 1) );0;1)" office:value-type="float" office:value="0" calcext:value-type="float">
            <text:p>0</text:p>
          </table:table-cell>
          <table:table-cell table:style-name="ce72" table:number-columns-repeated="1016"/>
        </table:table-row>
        <table:table-row table:style-name="ro2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11"/>
          <table:table-cell table:style-name="ce111" office:value-type="string" calcext:value-type="string">
            <text:p>SELECT TrackId, Name, GenreId from Track ORDER BY GenreId ASC;</text:p>
          </table:table-cell>
          <table:table-cell table:style-name="ce5" office:value-type="string" calcext:value-type="string">
            <text:p>pm</text:p>
          </table:table-cell>
          <table:table-cell table:style-name="ce59" office:value-type="float" office:value="0.7" calcext:value-type="float">
            <text:p>0,7</text:p>
          </table:table-cell>
          <table:table-cell table:style-name="ce111" office:value-type="string" calcext:value-type="string">
            <text:p>    OrderByError [-3]: Missing or incorrect ORDER BY statement.</text:p>
            <text:p/>
          </table:table-cell>
          <table:table-cell table:style-name="ce142" table:formula="of:=IF(OR(EXACT([.E20];[.F20]); AND(EXACT([.E20];&quot;pm&quot;); VALUE([.F20]) &gt; 0; VALUE([.F20]) &lt; 1) );0;1)" office:value-type="float" office:value="0" calcext:value-type="float">
            <text:p>0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21];[.F21]); AND(EXACT([.E21];&quot;pm&quot;); VALUE([.F21]) &gt; 0; VALUE([.F21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22];[.F22]); AND(EXACT([.E22];&quot;pm&quot;); VALUE([.F22]) &gt; 0; VALUE([.F22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5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23];[.F23]); AND(EXACT([.E23];&quot;pm&quot;); VALUE([.F23]) &gt; 0; VALUE([.F23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24];[.F24]); AND(EXACT([.E24];&quot;pm&quot;); VALUE([.F24]) &gt; 0; VALUE([.F24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25];[.F25]); AND(EXACT([.E25];&quot;pm&quot;); VALUE([.F25]) &gt; 0; VALUE([.F25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26];[.F26]); AND(EXACT([.E26];&quot;pm&quot;); VALUE([.F26]) &gt; 0; VALUE([.F26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27];[.F27]); AND(EXACT([.E27];&quot;pm&quot;); VALUE([.F27]) &gt; 0; VALUE([.F27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28];[.F28]); AND(EXACT([.E28];&quot;pm&quot;); VALUE([.F28]) &gt; 0; VALUE([.F28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29];[.F29]); AND(EXACT([.E29];&quot;pm&quot;); VALUE([.F29]) &gt; 0; VALUE([.F29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</text:p>
          </table:table-cell>
          <table:table-cell table:style-name="ce142" table:formula="of:=IF(OR(EXACT([.E30];[.F30]); AND(EXACT([.E30];&quot;pm&quot;); VALUE([.F30]) &gt; 0; VALUE([.F30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31];[.F31]); AND(EXACT([.E31];&quot;pm&quot;); VALUE([.F31]) &gt; 0; VALUE([.F31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32];[.F32]); AND(EXACT([.E32];&quot;pm&quot;); VALUE([.F32]) &gt; 0; VALUE([.F32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33];[.F33]); AND(EXACT([.E33];&quot;pm&quot;); VALUE([.F33]) &gt; 0; VALUE([.F33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142" table:formula="of:=IF(OR(EXACT([.E34];[.F34]); AND(EXACT([.E34];&quot;pm&quot;); VALUE([.F34]) &gt; 0; VALUE([.F34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35];[.F35]); AND(EXACT([.E35];&quot;pm&quot;); VALUE([.F35]) &gt; 0; VALUE([.F35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36];[.F36]); AND(EXACT([.E36];&quot;pm&quot;); VALUE([.F36]) &gt; 0; VALUE([.F36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37];[.F37]); AND(EXACT([.E37];&quot;pm&quot;); VALUE([.F37]) &gt; 0; VALUE([.F37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142" table:formula="of:=IF(OR(EXACT([.E38];[.F38]); AND(EXACT([.E38];&quot;pm&quot;); VALUE([.F38]) &gt; 0; VALUE([.F38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39];[.F39]); AND(EXACT([.E39];&quot;pm&quot;); VALUE([.F39]) &gt; 0; VALUE([.F39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40];[.F40]); AND(EXACT([.E40];&quot;pm&quot;); VALUE([.F40]) &gt; 0; VALUE([.F40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41];[.F41]); AND(EXACT([.E41];&quot;pm&quot;); VALUE([.F41]) &gt; 0; VALUE([.F41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42];[.F42]); AND(EXACT([.E42];&quot;pm&quot;); VALUE([.F42]) &gt; 0; VALUE([.F42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43];[.F43]); AND(EXACT([.E43];&quot;pm&quot;); VALUE([.F43]) &gt; 0; VALUE([.F43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44];[.F44]); AND(EXACT([.E44];&quot;pm&quot;); VALUE([.F44]) &gt; 0; VALUE([.F44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45];[.F45]); AND(EXACT([.E45];&quot;pm&quot;); VALUE([.F45]) &gt; 0; VALUE([.F45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46];[.F46]); AND(EXACT([.E46];&quot;pm&quot;); VALUE([.F46]) &gt; 0; VALUE([.F46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47];[.F47]); AND(EXACT([.E47];&quot;pm&quot;); VALUE([.F47]) &gt; 0; VALUE([.F47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48];[.F48]); AND(EXACT([.E48];&quot;pm&quot;); VALUE([.F48]) &gt; 0; VALUE([.F48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49];[.F49]); AND(EXACT([.E49];&quot;pm&quot;); VALUE([.F49]) &gt; 0; VALUE([.F49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50];[.F50]); AND(EXACT([.E50];&quot;pm&quot;); VALUE([.F50]) &gt; 0; VALUE([.F50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51];[.F51]); AND(EXACT([.E51];&quot;pm&quot;); VALUE([.F51]) &gt; 0; VALUE([.F51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52];[.F52]); AND(EXACT([.E52];&quot;pm&quot;); VALUE([.F52]) &gt; 0; VALUE([.F52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53];[.F53]); AND(EXACT([.E53];&quot;pm&quot;); VALUE([.F53]) &gt; 0; VALUE([.F53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5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54];[.F54]); AND(EXACT([.E54];&quot;pm&quot;); VALUE([.F54]) &gt; 0; VALUE([.F54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9"/>
          <table:table-cell table:style-name="ce109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differing row contents</text:p>
          </table:table-cell>
          <table:table-cell table:style-name="ce142" table:formula="of:=IF(OR(EXACT([.E55];[.F55]); AND(EXACT([.E55];&quot;pm&quot;); VALUE([.F55]) &gt; 0; VALUE([.F55]) &lt; 1) 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56];[.F56]); AND(EXACT([.E56];&quot;pm&quot;); VALUE([.F56]) &gt; 0; VALUE([.F56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121" office:value-type="string" calcext:value-type="string" table:number-columns-spanned="1" table:number-rows-spanned="2">
            <text:p>SELECT InvoiceId, CustomerId, count(CustomerId) FROM Invoice</text:p>
            <text:p><text:span text:style-name="T1">GROUP BY CustomerId, InvoiceId</text:span></text:p>
          </table:table-cell>
          <table:table-cell table:style-name="ce134" office:value-type="string" calcext:value-type="string">
            <text:p><text:span text:style-name="T4">SELECT </text:span><text:span text:style-name="T5">InvoiceId, CustomerId, </text:span><text:span text:style-name="T6">count</text:span><text:span text:style-name="T7">(CustomerId) </text:span><text:span text:style-name="T8">FROM </text:span><text:span text:style-name="T9">Invoice</text:span><text:span text:style-name="T9"/><text:span text:style-name="T10">GROUP BY </text:span><text:span text:style-name="T11">InvoiceId;</text:span></text:p>
          </table:table-cell>
          <table:table-cell table:style-name="ce126" office:value-type="string" calcext:value-type="string">
            <text:p>pm</text:p>
          </table:table-cell>
          <table:table-cell table:style-name="ce59" office:value-type="float" office:value="0.7" calcext:value-type="float">
            <text:p>0,7</text:p>
          </table:table-cell>
          <table:table-cell table:style-name="ce25" office:value-type="string" calcext:value-type="string">
            <text:p>Kandidat-query falsch → mysql spez. Problem – old query (fehlerhaft mit default mysql settings): <text:span text:style-name="T12">SELECT </text:span><text:span text:style-name="T13">InvoiceId, CustomerId, </text:span><text:span text:style-name="T14">count</text:span><text:span text:style-name="T15">(CustomerId) </text:span><text:span text:style-name="T16">FROM </text:span><text:span text:style-name="T17">Invoice;</text:span></text:p>
          </table:table-cell>
          <table:table-cell table:style-name="ce142" table:formula="of:=IF(OR(EXACT([.E57];[.F57]); AND(EXACT([.E57];&quot;pm&quot;); VALUE([.F57]) &gt; 0; VALUE([.F57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134" office:value-type="string" calcext:value-type="string">
            <text:p><text:span text:style-name="T4">SELECT </text:span><text:span text:style-name="T5">InvoiceId, CustomerId, </text:span><text:span text:style-name="T6">count</text:span><text:span text:style-name="T7">(CustomerId) </text:span><text:span text:style-name="T8">FROM </text:span><text:span text:style-name="T9">Invoice</text:span><text:span text:style-name="T9"/><text:span text:style-name="T10">GROUP BY </text:span><text:span text:style-name="T11">InvoiceId;</text:span></text:p>
          </table:table-cell>
          <table:table-cell table:style-name="ce126" office:value-type="string" calcext:value-type="string">
            <text:p>pm</text:p>
          </table:table-cell>
          <table:table-cell table:style-name="ce59" office:value-type="float" office:value="0.7" calcext:value-type="float">
            <text:p>0,7</text:p>
          </table:table-cell>
          <table:table-cell table:style-name="ce25" office:value-type="string" calcext:value-type="string">
            <text:p>Kandidat-query falsch → mysql spez. Problem – old query (fehlerhaft mit default mysql settings): <text:span text:style-name="T12">SELECT </text:span><text:span text:style-name="T13">InvoiceId, CustomerId, </text:span><text:span text:style-name="T14">count</text:span><text:span text:style-name="T15">(CustomerId) </text:span><text:span text:style-name="T16">FROM </text:span><text:span text:style-name="T17">Invoice;</text:span></text:p>
          </table:table-cell>
          <table:table-cell table:style-name="ce142" table:formula="of:=IF(OR(EXACT([.E58];[.F58]); AND(EXACT([.E58];&quot;pm&quot;); VALUE([.F58]) &gt; 0; VALUE([.F58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142" table:formula="of:=IF(OR(EXACT([.E59];[.F59]); AND(EXACT([.E59];&quot;pm&quot;); VALUE([.F59]) &gt; 0; VALUE([.F59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60];[.F60]); AND(EXACT([.E60];&quot;pm&quot;); VALUE([.F60]) &gt; 0; VALUE([.F60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5" office:value-type="string" calcext:value-type="string">
            <text:p>pm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61];[.F61]); AND(EXACT([.E61];&quot;pm&quot;); VALUE([.F61]) &gt; 0; VALUE([.F61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differing row contents</text:p>
          </table:table-cell>
          <table:table-cell table:style-name="ce142" table:formula="of:=IF(OR(EXACT([.E62];[.F62]); AND(EXACT([.E62];&quot;pm&quot;); VALUE([.F62]) &gt; 0; VALUE([.F62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covered-table-cell table:style-name="ce67"/>
          <table:table-cell table:style-name="ce67" office:value-type="float" office:value="54" calcext:value-type="float">
            <text:p>54</text:p>
          </table:table-cell>
          <table:covered-table-cell table:style-name="ce64"/>
          <table:table-cell table:style-name="ce64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4"/>
          <table:table-cell table:style-name="ce143" table:formula="of:=IF(OR(EXACT([.E63];[.F63]); AND(EXACT([.E63];&quot;pm&quot;); VALUE([.F63]) &gt; 0; VALUE([.F63]) &lt; 1) );0;1)" office:value-type="float" office:value="1" calcext:value-type="float">
            <text:p>1</text:p>
          </table:table-cell>
          <table:table-cell table:style-name="ce77"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5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88"/>
          <table:table-cell table:style-name="ce142" table:formula="of:=IF(OR(EXACT([.E64];[.F64]); AND(EXACT([.E64];&quot;pm&quot;); VALUE([.F64]) &gt; 0; VALUE([.F64]) &lt; 1) );0;1)" office:value-type="float" office:value="0" calcext:value-type="float">
            <text:p>0</text:p>
          </table:table-cell>
          <table:table-cell table:style-name="ce73" table:number-columns-repeated="1016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65];[.F65]); AND(EXACT([.E65];&quot;pm&quot;); VALUE([.F65]) &gt; 0; VALUE([.F65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142" table:formula="of:=IF(OR(EXACT([.E66];[.F66]); AND(EXACT([.E66];&quot;pm&quot;); VALUE([.F66]) &gt; 0; VALUE([.F66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WrongNumColumnsError [-0]: More or fewer columns included.</text:p>
          </table:table-cell>
          <table:table-cell table:style-name="ce142" table:formula="of:=IF(OR(EXACT([.E67];[.F67]); AND(EXACT([.E67];&quot;pm&quot;); VALUE([.F67]) &gt; 0; VALUE([.F67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69" office:value-type="string" calcext:value-type="string">
            <text:p>Expected != actual: </text:p>
          </table:table-cell>
          <table:table-cell table:formula="of:=SUM([.H10:.H67])" office:value-type="float" office:value="28" calcext:value-type="float">
            <text:p>28</text:p>
          </table:table-cell>
          <table:table-cell table:style-name="ce7" table:formula="of:=ROUND([.H69]/(COUNTIF([.E10:.E67];&quot;&lt;&gt;''&quot;));3)*100" office:value-type="float" office:value="48.3" calcext:value-type="float">
            <text:p>48,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formula="of:=COUNTIF([.F10:.F67];&quot;error&quot;)" office:value-type="float" office:value="0" calcext:value-type="float">
            <text:p>0</text:p>
          </table:table-cell>
          <table:table-cell table:style-name="ce7" table:formula="of:=ROUND([.H70]/(COUNTIF([.E10:.E67];&quot;&lt;&gt;''&quot;));3)*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 style:data-style-name="N2" text:time-value="14:35:38.6803848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8:01.138201750</meta:creation-date>
    <meta:generator>LibreOffice/6.0.7.3$Linux_X86_64 LibreOffice_project/00m0$Build-3</meta:generator>
    <dc:date>2020-01-15T14:50:44.537805768</dc:date>
    <meta:editing-duration>PT17H29M4S</meta:editing-duration>
    <meta:editing-cycles>36</meta:editing-cycles>
    <meta:document-statistic meta:table-count="7" meta:cell-count="2858" meta:object-count="0"/>
  </office:meta>
</office:document-meta>
</file>